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01">
            <text:p>20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43">
            <text:p>34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61">
            <text:p>46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9971">
            <text:p>1997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0432">
            <text:p>2043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7056">
            <text:p>2705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5">
            <text:p>2021-03-1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8 - 1.35)">
            <text:p>(1.08 - 1.3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33">
            <text:p>1.3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18.75">
            <text:p>-218.7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173721410419314">
            <text:p>-0.017372141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39789017270626">
            <text:p>0.9397890173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02.5">
            <text:p>-102.5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26293740758995">
            <text:p>-0.0126293741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56109812869868">
            <text:p>0.9561098129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33.5">
            <text:p>-33.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0429597332649397">
            <text:p>-0.0042959733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85000265915442">
            <text:p>0.985000265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17.125">
            <text:p>-117.125</text:p>
          </table:table-cell>
          <table:table-cell office:value-type="float" office:value="-302">
            <text:p>-302</text:p>
          </table:table-cell>
          <table:table-cell office:value-type="float" office:value="-189">
            <text:p>-189</text:p>
          </table:table-cell>
          <table:table-cell office:value-type="float" office:value="-0.0153909329829172">
            <text:p>-0.015390933</text:p>
          </table:table-cell>
          <table:table-cell office:value-type="float" office:value="-0.0273253709735794">
            <text:p>-0.027325371</text:p>
          </table:table-cell>
          <table:table-cell office:value-type="float" office:value="-0.0125398089171975">
            <text:p>-0.0125398089</text:p>
          </table:table-cell>
          <table:table-cell office:value-type="float" office:value="0.946596020963236">
            <text:p>0.946596021</text:p>
          </table:table-cell>
          <table:table-cell office:value-type="float" office:value="0.905824686354206">
            <text:p>0.9058246864</text:p>
          </table:table-cell>
          <table:table-cell office:value-type="float" office:value="0.956418872532861">
            <text:p>0.9564188725</text:p>
          </table:table-cell>
          <table:table-cell office:value-type="float" office:value="0">
            <text:p>0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31">
            <text:p>931</text:p>
          </table:table-cell>
          <table:table-cell office:value-type="float" office:value="7951">
            <text:p>7951</text:p>
          </table:table-cell>
          <table:table-cell office:value-type="float" office:value="10332">
            <text:p>10332</text:p>
          </table:table-cell>
          <table:table-cell office:value-type="float" office:value="15075">
            <text:p>15075</text:p>
          </table:table-cell>
          <table:table-cell office:value-type="float" office:value="-110.625">
            <text:p>-110.625</text:p>
          </table:table-cell>
          <table:table-cell office:value-type="float" office:value="-106.25">
            <text:p>-106.25</text:p>
          </table:table-cell>
          <table:table-cell office:value-type="float" office:value="-401.375">
            <text:p>-401.375</text:p>
          </table:table-cell>
          <table:table-cell office:value-type="float" office:value="-0.0139133442334298">
            <text:p>-0.0139133442</text:p>
          </table:table-cell>
          <table:table-cell office:value-type="float" office:value="-0.0102835849787069">
            <text:p>-0.010283585</text:p>
          </table:table-cell>
          <table:table-cell office:value-type="float" office:value="-0.0266252072968491">
            <text:p>-0.0266252073</text:p>
          </table:table-cell>
          <table:table-cell office:value-type="float" office:value="0.951682714232601">
            <text:p>0.9516827142</text:p>
          </table:table-cell>
          <table:table-cell office:value-type="float" office:value="0.964214726729754">
            <text:p>0.964214726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288">
            <text:p>11288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94.75">
            <text:p>-94.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0839386959603118">
            <text:p>-0.008393869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70759552225609">
            <text:p>0.9707595522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484">
            <text:p>10484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12.75">
            <text:p>-12.7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121613887829073">
            <text:p>-0.0012161389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5746412753774">
            <text:p>0.9957464128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7627">
            <text:p>7627</text:p>
          </table:table-cell>
          <table:table-cell office:value-type="float" office:value="9821">
            <text:p>9821</text:p>
          </table:table-cell>
          <table:table-cell office:value-type="float" office:value="15059">
            <text:p>15059</text:p>
          </table:table-cell>
          <table:table-cell office:value-type="float" office:value="-161.25">
            <text:p>-161.25</text:p>
          </table:table-cell>
          <table:table-cell office:value-type="float" office:value="122.5">
            <text:p>122.5</text:p>
          </table:table-cell>
          <table:table-cell office:value-type="float" office:value="-226.25">
            <text:p>-226.25</text:p>
          </table:table-cell>
          <table:table-cell office:value-type="float" office:value="-0.0211419955421529">
            <text:p>-0.0211419955</text:p>
          </table:table-cell>
          <table:table-cell office:value-type="float" office:value="0.0124732715609408">
            <text:p>0.0124732716</text:p>
          </table:table-cell>
          <table:table-cell office:value-type="float" office:value="-0.015024237997211">
            <text:p>-0.015024238</text:p>
          </table:table-cell>
          <table:table-cell office:value-type="float" office:value="0.926879104194454">
            <text:p>0.9268791042</text:p>
          </table:table-cell>
          <table:table-cell office:value-type="float" office:value="1.04396139217002">
            <text:p>1.0439613922</text:p>
          </table:table-cell>
          <table:table-cell office:value-type="float" office:value="0.947857593355459">
            <text:p>0.9478575934</text:p>
          </table:table-cell>
          <table:table-cell office:value-type="float" office:value="-32.4375164323609">
            <text:p>-32.43751643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table:number-columns-repeated="2" office:value-type="float" office:value="765">
            <text:p>765</text:p>
          </table:table-cell>
          <table:table-cell office:value-type="float" office:value="7318">
            <text:p>7318</text:p>
          </table:table-cell>
          <table:table-cell office:value-type="float" office:value="10215">
            <text:p>10215</text:p>
          </table:table-cell>
          <table:table-cell office:value-type="float" office:value="13972">
            <text:p>13972</text:p>
          </table:table-cell>
          <table:table-cell office:value-type="float" office:value="159.75">
            <text:p>159.75</text:p>
          </table:table-cell>
          <table:table-cell office:value-type="float" office:value="-77.5">
            <text:p>-77.5</text:p>
          </table:table-cell>
          <table:table-cell office:value-type="float" office:value="-95.5">
            <text:p>-95.5</text:p>
          </table:table-cell>
          <table:table-cell office:value-type="float" office:value="0.021829734900246">
            <text:p>0.0218297349</text:p>
          </table:table-cell>
          <table:table-cell office:value-type="float" office:value="-0.00758688203622124">
            <text:p>-0.007586882</text:p>
          </table:table-cell>
          <table:table-cell office:value-type="float" office:value="-0.0068350987689665">
            <text:p>-0.0068350988</text:p>
          </table:table-cell>
          <table:table-cell office:value-type="float" office:value="1.07733808530946">
            <text:p>1.0773380853</text:p>
          </table:table-cell>
          <table:table-cell office:value-type="float" office:value="0.973558732000128">
            <text:p>0.973558732</text:p>
          </table:table-cell>
          <table:table-cell office:value-type="float" office:value="0.976168722715973">
            <text:p>0.9761687227</text:p>
          </table:table-cell>
          <table:table-cell office:value-type="float" office:value="32.09775857731">
            <text:p>32.09775857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510">
            <text:p>7510</text:p>
          </table:table-cell>
          <table:table-cell office:value-type="float" office:value="10026">
            <text:p>10026</text:p>
          </table:table-cell>
          <table:table-cell office:value-type="float" office:value="15147">
            <text:p>15147</text:p>
          </table:table-cell>
          <table:table-cell office:value-type="float" office:value="47.75">
            <text:p>47.75</text:p>
          </table:table-cell>
          <table:table-cell office:value-type="float" office:value="-61.625">
            <text:p>-61.625</text:p>
          </table:table-cell>
          <table:table-cell office:value-type="float" office:value="-130.5">
            <text:p>-130.5</text:p>
          </table:table-cell>
          <table:table-cell office:value-type="float" office:value="0.00635818908122503">
            <text:p>0.0063581891</text:p>
          </table:table-cell>
          <table:table-cell office:value-type="float" office:value="-0.00614651905046878">
            <text:p>-0.0061465191</text:p>
          </table:table-cell>
          <table:table-cell office:value-type="float" office:value="-0.00861556743909685">
            <text:p>-0.0086155674</text:p>
          </table:table-cell>
          <table:table-cell office:value-type="float" office:value="1.02233289785834">
            <text:p>1.0223328979</text:p>
          </table:table-cell>
          <table:table-cell office:value-type="float" office:value="0.978561231528377">
            <text:p>0.9785612315</text:p>
          </table:table-cell>
          <table:table-cell office:value-type="float" office:value="0.969991000847664">
            <text:p>0.96999100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7610">
            <text:p>7610</text:p>
          </table:table-cell>
          <table:table-cell office:value-type="float" office:value="9698">
            <text:p>9698</text:p>
          </table:table-cell>
          <table:table-cell office:value-type="float" office:value="14279">
            <text:p>14279</text:p>
          </table:table-cell>
          <table:table-cell office:value-type="float" office:value="64.5">
            <text:p>64.5</text:p>
          </table:table-cell>
          <table:table-cell office:value-type="float" office:value="-237.25">
            <text:p>-237.25</text:p>
          </table:table-cell>
          <table:table-cell office:value-type="float" office:value="21.25">
            <text:p>21.25</text:p>
          </table:table-cell>
          <table:table-cell office:value-type="float" office:value="0.00847568988173456">
            <text:p>0.0084756899</text:p>
          </table:table-cell>
          <table:table-cell office:value-type="float" office:value="-0.0244638069705094">
            <text:p>-0.024463807</text:p>
          </table:table-cell>
          <table:table-cell office:value-type="float" office:value="0.00148819945374326">
            <text:p>0.0014881995</text:p>
          </table:table-cell>
          <table:table-cell office:value-type="float" office:value="1.02980571573125">
            <text:p>1.0298057157</text:p>
          </table:table-cell>
          <table:table-cell office:value-type="float" office:value="0.915549692192138">
            <text:p>0.9155496922</text:p>
          </table:table-cell>
          <table:table-cell office:value-type="float" office:value="1.00521303897383">
            <text:p>1.005213039</text:p>
          </table:table-cell>
          <table:table-cell office:value-type="float" office:value="0">
            <text:p>0</text:p>
          </table:table-cell>
          <table:table-cell office:value-type="float" office:value="-27.985573668796">
            <text:p>-27.98557366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692">
            <text:p>7692</text:p>
          </table:table-cell>
          <table:table-cell office:value-type="float" office:value="9962">
            <text:p>9962</text:p>
          </table:table-cell>
          <table:table-cell office:value-type="float" office:value="14718">
            <text:p>14718</text:p>
          </table:table-cell>
          <table:table-cell office:value-type="float" office:value="-127.25">
            <text:p>-127.25</text:p>
          </table:table-cell>
          <table:table-cell office:value-type="float" office:value="108.375">
            <text:p>108.375</text:p>
          </table:table-cell>
          <table:table-cell office:value-type="float" office:value="267.125">
            <text:p>267.125</text:p>
          </table:table-cell>
          <table:table-cell office:value-type="float" office:value="-0.0165431617264691">
            <text:p>-0.0165431617</text:p>
          </table:table-cell>
          <table:table-cell office:value-type="float" office:value="0.0108788395904437">
            <text:p>0.0108788396</text:p>
          </table:table-cell>
          <table:table-cell office:value-type="float" office:value="0.0181495447751053">
            <text:p>0.0181495448</text:p>
          </table:table-cell>
          <table:table-cell office:value-type="float" office:value="0.942635339309178">
            <text:p>0.9426353393</text:p>
          </table:table-cell>
          <table:table-cell office:value-type="float" office:value="1.03830790290219">
            <text:p>1.0383079029</text:p>
          </table:table-cell>
          <table:table-cell office:value-type="float" office:value="1.06416904242493">
            <text:p>1.06416904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table:number-columns-repeated="2" office:value-type="float" office:value="361">
            <text:p>361</text:p>
          </table:table-cell>
          <table:table-cell office:value-type="float" office:value="7420">
            <text:p>7420</text:p>
          </table:table-cell>
          <table:table-cell office:value-type="float" office:value="10440">
            <text:p>10440</text:p>
          </table:table-cell>
          <table:table-cell office:value-type="float" office:value="16139">
            <text:p>16139</text:p>
          </table:table-cell>
          <table:table-cell office:value-type="float" office:value="140.875">
            <text:p>140.875</text:p>
          </table:table-cell>
          <table:table-cell office:value-type="float" office:value="-108.75">
            <text:p>-108.75</text:p>
          </table:table-cell>
          <table:table-cell office:value-type="float" office:value="320.75">
            <text:p>320.75</text:p>
          </table:table-cell>
          <table:table-cell office:value-type="float" office:value="0.0189858490566038">
            <text:p>0.0189858491</text:p>
          </table:table-cell>
          <table:table-cell office:value-type="float" office:value="-0.0104166666666667">
            <text:p>-0.0104166667</text:p>
          </table:table-cell>
          <table:table-cell office:value-type="float" office:value="0.0198742177334407">
            <text:p>0.0198742177</text:p>
          </table:table-cell>
          <table:table-cell office:value-type="float" office:value="1.06715697812834">
            <text:p>1.0671569781</text:p>
          </table:table-cell>
          <table:table-cell office:value-type="float" office:value="0.963754340277778">
            <text:p>0.9637543403</text:p>
          </table:table-cell>
          <table:table-cell office:value-type="float" office:value="1.07033393174685">
            <text:p>1.07033393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table:number-columns-repeated="2" office:value-type="float" office:value="575">
            <text:p>575</text:p>
          </table:table-cell>
          <table:table-cell office:value-type="float" office:value="7510">
            <text:p>7510</text:p>
          </table:table-cell>
          <table:table-cell office:value-type="float" office:value="11249">
            <text:p>11249</text:p>
          </table:table-cell>
          <table:table-cell office:value-type="float" office:value="15533">
            <text:p>15533</text:p>
          </table:table-cell>
          <table:table-cell office:value-type="float" office:value="47.75">
            <text:p>47.75</text:p>
          </table:table-cell>
          <table:table-cell office:value-type="float" office:value="-42.25">
            <text:p>-42.25</text:p>
          </table:table-cell>
          <table:table-cell office:value-type="float" office:value="334.75">
            <text:p>334.75</text:p>
          </table:table-cell>
          <table:table-cell office:value-type="float" office:value="0.00635818908122503">
            <text:p>0.0063581891</text:p>
          </table:table-cell>
          <table:table-cell office:value-type="float" office:value="-0.00375588941239221">
            <text:p>-0.0037558894</text:p>
          </table:table-cell>
          <table:table-cell office:value-type="float" office:value="0.0215508916500354">
            <text:p>0.0215508917</text:p>
          </table:table-cell>
          <table:table-cell office:value-type="float" office:value="1.02233289785834">
            <text:p>1.0223328979</text:p>
          </table:table-cell>
          <table:table-cell office:value-type="float" office:value="0.986882036198972">
            <text:p>0.9868820362</text:p>
          </table:table-cell>
          <table:table-cell office:value-type="float" office:value="1.07633842499971">
            <text:p>1.076338425</text:p>
          </table:table-cell>
          <table:table-cell table:number-columns-repeated="2" office:value-type="float" office:value="0">
            <text:p>0</text:p>
          </table:table-cell>
          <table:table-cell office:value-type="float" office:value="32.5086135579934">
            <text:p>32.50861355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618">
            <text:p>7618</text:p>
          </table:table-cell>
          <table:table-cell office:value-type="float" office:value="10423">
            <text:p>10423</text:p>
          </table:table-cell>
          <table:table-cell office:value-type="float" office:value="15043">
            <text:p>15043</text:p>
          </table:table-cell>
          <table:table-cell office:value-type="float" office:value="65.5">
            <text:p>65.5</text:p>
          </table:table-cell>
          <table:table-cell office:value-type="float" office:value="17.25">
            <text:p>17.25</text:p>
          </table:table-cell>
          <table:table-cell office:value-type="float" office:value="433.375">
            <text:p>433.375</text:p>
          </table:table-cell>
          <table:table-cell office:value-type="float" office:value="0.00859805723286952">
            <text:p>0.0085980572</text:p>
          </table:table-cell>
          <table:table-cell office:value-type="float" office:value="0.00165499376379161">
            <text:p>0.0016549938</text:p>
          </table:table-cell>
          <table:table-cell office:value-type="float" office:value="0.0288090806355115">
            <text:p>0.0288090806</text:p>
          </table:table-cell>
          <table:table-cell office:value-type="float" office:value="1.03023809642788">
            <text:p>1.0302380964</text:p>
          </table:table-cell>
          <table:table-cell office:value-type="float" office:value="1.00579784662181">
            <text:p>1.0057978466</text:p>
          </table:table-cell>
          <table:table-cell office:value-type="float" office:value="1.10245850995333">
            <text:p>1.10245851</text:p>
          </table:table-cell>
          <table:table-cell table:number-columns-repeated="2" office:value-type="float" office:value="0">
            <text:p>0</text:p>
          </table:table-cell>
          <table:table-cell office:value-type="float" office:value="24.4049573684013">
            <text:p>24.404957368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655">
            <text:p>7655</text:p>
          </table:table-cell>
          <table:table-cell office:value-type="float" office:value="10738">
            <text:p>10738</text:p>
          </table:table-cell>
          <table:table-cell office:value-type="float" office:value="15460">
            <text:p>15460</text:p>
          </table:table-cell>
          <table:table-cell office:value-type="float" office:value="93.125">
            <text:p>93.125</text:p>
          </table:table-cell>
          <table:table-cell office:value-type="float" office:value="137.25">
            <text:p>137.25</text:p>
          </table:table-cell>
          <table:table-cell office:value-type="float" office:value="468.375">
            <text:p>468.375</text:p>
          </table:table-cell>
          <table:table-cell office:value-type="float" office:value="0.0121652514696277">
            <text:p>0.0121652515</text:p>
          </table:table-cell>
          <table:table-cell office:value-type="float" office:value="0.0127817098156081">
            <text:p>0.0127817098</text:p>
          </table:table-cell>
          <table:table-cell office:value-type="float" office:value="0.0302959249676585">
            <text:p>0.030295925</text:p>
          </table:table-cell>
          <table:table-cell office:value-type="float" office:value="1.0428684470966">
            <text:p>1.0428684471</text:p>
          </table:table-cell>
          <table:table-cell office:value-type="float" office:value="1.04505619368202">
            <text:p>1.0450561937</text:p>
          </table:table-cell>
          <table:table-cell office:value-type="float" office:value="1.10783470980331">
            <text:p>1.1078347098</text:p>
          </table:table-cell>
          <table:table-cell table:number-columns-repeated="2" office:value-type="float" office:value="0">
            <text:p>0</text:p>
          </table:table-cell>
          <table:table-cell office:value-type="float" office:value="23.2240712278334">
            <text:p>23.224071227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table:number-columns-repeated="2" office:value-type="float" office:value="437">
            <text:p>437</text:p>
          </table:table-cell>
          <table:table-cell office:value-type="float" office:value="7510">
            <text:p>7510</text:p>
          </table:table-cell>
          <table:table-cell office:value-type="float" office:value="11312">
            <text:p>11312</text:p>
          </table:table-cell>
          <table:table-cell office:value-type="float" office:value="16139">
            <text:p>16139</text:p>
          </table:table-cell>
          <table:table-cell office:value-type="float" office:value="153.625">
            <text:p>153.625</text:p>
          </table:table-cell>
          <table:table-cell office:value-type="float" office:value="102.25">
            <text:p>102.25</text:p>
          </table:table-cell>
          <table:table-cell office:value-type="float" office:value="320.75">
            <text:p>320.75</text:p>
          </table:table-cell>
          <table:table-cell office:value-type="float" office:value="0.0204560585885486">
            <text:p>0.0204560586</text:p>
          </table:table-cell>
          <table:table-cell office:value-type="float" office:value="0.00903907355021216">
            <text:p>0.0090390736</text:p>
          </table:table-cell>
          <table:table-cell office:value-type="float" office:value="0.0198742177334407">
            <text:p>0.0198742177</text:p>
          </table:table-cell>
          <table:table-cell office:value-type="float" office:value="1.07241636771256">
            <text:p>1.0724163677</text:p>
          </table:table-cell>
          <table:table-cell office:value-type="float" office:value="1.03179689893301">
            <text:p>1.0317968989</text:p>
          </table:table-cell>
          <table:table-cell office:value-type="float" office:value="1.07033393174685">
            <text:p>1.0703339317</text:p>
          </table:table-cell>
          <table:table-cell office:value-type="float" office:value="34.2300927922597">
            <text:p>34.23009279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485">
            <text:p>7485</text:p>
          </table:table-cell>
          <table:table-cell office:value-type="float" office:value="11443">
            <text:p>11443</text:p>
          </table:table-cell>
          <table:table-cell office:value-type="float" office:value="15730">
            <text:p>15730</text:p>
          </table:table-cell>
          <table:table-cell office:value-type="float" office:value="-0.5">
            <text:p>-0.5</text:p>
          </table:table-cell>
          <table:table-cell office:value-type="float" office:value="235.75">
            <text:p>235.75</text:p>
          </table:table-cell>
          <table:table-cell office:value-type="float" office:value="324.125">
            <text:p>324.125</text:p>
          </table:table-cell>
          <table:table-cell table:style-name="ce17" office:value-type="float" office:value="-0.0000668002672010688">
            <text:p>-6.68E-005</text:p>
          </table:table-cell>
          <table:table-cell office:value-type="float" office:value="0.0206021148300271">
            <text:p>0.0206021148</text:p>
          </table:table-cell>
          <table:table-cell office:value-type="float" office:value="0.0206055308328036">
            <text:p>0.0206055308</text:p>
          </table:table-cell>
          <table:table-cell office:value-type="float" office:value="0.999766207810857">
            <text:p>0.9997662078</text:p>
          </table:table-cell>
          <table:table-cell office:value-type="float" office:value="1.07293931829062">
            <text:p>1.0729393183</text:p>
          </table:table-cell>
          <table:table-cell office:value-type="float" office:value="1.07295155020058">
            <text:p>1.0729515502</text:p>
          </table:table-cell>
          <table:table-cell office:value-type="float" office:value="0">
            <text:p>0</text:p>
          </table:table-cell>
          <table:table-cell office:value-type="float" office:value="33.9898630561417">
            <text:p>33.9898630561</text:p>
          </table:table-cell>
          <table:table-cell office:value-type="float" office:value="33.9842852538232">
            <text:p>33.984285253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815">
            <text:p>815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596">
            <text:p>7596</text:p>
          </table:table-cell>
          <table:table-cell office:value-type="float" office:value="11168">
            <text:p>11168</text:p>
          </table:table-cell>
          <table:table-cell office:value-type="float" office:value="17176">
            <text:p>17176</text:p>
          </table:table-cell>
          <table:table-cell office:value-type="float" office:value="14.25">
            <text:p>14.25</text:p>
          </table:table-cell>
          <table:table-cell office:value-type="float" office:value="369">
            <text:p>369</text:p>
          </table:table-cell>
          <table:table-cell office:value-type="float" office:value="23.625">
            <text:p>23.625</text:p>
          </table:table-cell>
          <table:table-cell office:value-type="float" office:value="0.00187598736176935">
            <text:p>0.0018759874</text:p>
          </table:table-cell>
          <table:table-cell office:value-type="float" office:value="0.0330408309455587">
            <text:p>0.0330408309</text:p>
          </table:table-cell>
          <table:table-cell office:value-type="float" office:value="0.00137546576618537">
            <text:p>0.0013754658</text:p>
          </table:table-cell>
          <table:table-cell office:value-type="float" office:value="1.00657285365021">
            <text:p>1.0065728537</text:p>
          </table:table-cell>
          <table:table-cell office:value-type="float" office:value="1.11778263346822">
            <text:p>1.1177826335</text:p>
          </table:table-cell>
          <table:table-cell office:value-type="float" office:value="1.00481783831755">
            <text:p>1.0048178383</text:p>
          </table:table-cell>
          <table:table-cell office:value-type="float" office:value="0">
            <text:p>0</text:p>
          </table:table-cell>
          <table:table-cell office:value-type="float" office:value="21.3231992476966">
            <text:p>21.3231992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8222">
            <text:p>8222</text:p>
          </table:table-cell>
          <table:table-cell office:value-type="float" office:value="11328">
            <text:p>11328</text:p>
          </table:table-cell>
          <table:table-cell office:value-type="float" office:value="18044">
            <text:p>18044</text:p>
          </table:table-cell>
          <table:table-cell office:value-type="float" office:value="72.125">
            <text:p>72.125</text:p>
          </table:table-cell>
          <table:table-cell office:value-type="float" office:value="271.25">
            <text:p>271.25</text:p>
          </table:table-cell>
          <table:table-cell office:value-type="float" office:value="-22.5">
            <text:p>-22.5</text:p>
          </table:table-cell>
          <table:table-cell office:value-type="float" office:value="0.00877219654585259">
            <text:p>0.0087721965</text:p>
          </table:table-cell>
          <table:table-cell office:value-type="float" office:value="0.0239450918079096">
            <text:p>0.0239450918</text:p>
          </table:table-cell>
          <table:table-cell office:value-type="float" office:value="-0.00124695189536688">
            <text:p>-0.0012469519</text:p>
          </table:table-cell>
          <table:table-cell office:value-type="float" office:value="1.03085351271767">
            <text:p>1.0308535127</text:p>
          </table:table-cell>
          <table:table-cell office:value-type="float" office:value="1.08493162147419">
            <text:p>1.0849316215</text:p>
          </table:table-cell>
          <table:table-cell office:value-type="float" office:value="0.995638715948713">
            <text:p>0.9956387159</text:p>
          </table:table-cell>
          <table:table-cell office:value-type="float" office:value="0">
            <text:p>0</text:p>
          </table:table-cell>
          <table:table-cell office:value-type="float" office:value="29.2925662690784">
            <text:p>29.2925662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835">
            <text:p>8835</text:p>
          </table:table-cell>
          <table:table-cell office:value-type="float" office:value="11891">
            <text:p>11891</text:p>
          </table:table-cell>
          <table:table-cell office:value-type="float" office:value="17175">
            <text:p>17175</text:p>
          </table:table-cell>
          <table:table-cell office:value-type="float" office:value="134.75">
            <text:p>134.75</text:p>
          </table:table-cell>
          <table:table-cell office:value-type="float" office:value="268.75">
            <text:p>268.75</text:p>
          </table:table-cell>
          <table:table-cell office:value-type="float" office:value="58">
            <text:p>58</text:p>
          </table:table-cell>
          <table:table-cell office:value-type="float" office:value="0.0152518392756084">
            <text:p>0.0152518393</text:p>
          </table:table-cell>
          <table:table-cell office:value-type="float" office:value="0.0226011269026995">
            <text:p>0.0226011269</text:p>
          </table:table-cell>
          <table:table-cell office:value-type="float" office:value="0.00337700145560408">
            <text:p>0.0033770015</text:p>
          </table:table-cell>
          <table:table-cell office:value-type="float" office:value="1.05383736992316">
            <text:p>1.0538373699</text:p>
          </table:table-cell>
          <table:table-cell office:value-type="float" office:value="1.0801051335965">
            <text:p>1.0801051336</text:p>
          </table:table-cell>
          <table:table-cell office:value-type="float" office:value="1.01184185720672">
            <text:p>1.0118418572</text:p>
          </table:table-cell>
          <table:table-cell office:value-type="float" office:value="0">
            <text:p>0</text:p>
          </table:table-cell>
          <table:table-cell office:value-type="float" office:value="31.013982639379">
            <text:p>31.0139826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8901">
            <text:p>8901</text:p>
          </table:table-cell>
          <table:table-cell office:value-type="float" office:value="11422">
            <text:p>11422</text:p>
          </table:table-cell>
          <table:table-cell office:value-type="float" office:value="15730">
            <text:p>15730</text:p>
          </table:table-cell>
          <table:table-cell office:value-type="float" office:value="-7.25">
            <text:p>-7.25</text:p>
          </table:table-cell>
          <table:table-cell office:value-type="float" office:value="-23.5">
            <text:p>-23.5</text:p>
          </table:table-cell>
          <table:table-cell office:value-type="float" office:value="324.125">
            <text:p>324.125</text:p>
          </table:table-cell>
          <table:table-cell office:value-type="float" office:value="-0.000814515223008651">
            <text:p>-0.0008145152</text:p>
          </table:table-cell>
          <table:table-cell office:value-type="float" office:value="-0.00205743302398879">
            <text:p>-0.002057433</text:p>
          </table:table-cell>
          <table:table-cell office:value-type="float" office:value="0.0206055308328036">
            <text:p>0.0206055308</text:p>
          </table:table-cell>
          <table:table-cell office:value-type="float" office:value="0.997150497052165">
            <text:p>0.9971504971</text:p>
          </table:table-cell>
          <table:table-cell office:value-type="float" office:value="0.99280728115611">
            <text:p>0.9928072812</text:p>
          </table:table-cell>
          <table:table-cell office:value-type="float" office:value="1.07295155020058">
            <text:p>1.0729515502</text:p>
          </table:table-cell>
          <table:table-cell table:number-columns-repeated="2" office:value-type="float" office:value="0">
            <text:p>0</text:p>
          </table:table-cell>
          <table:table-cell office:value-type="float" office:value="33.9842852538232">
            <text:p>33.984285253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8338">
            <text:p>8338</text:p>
          </table:table-cell>
          <table:table-cell office:value-type="float" office:value="11178">
            <text:p>11178</text:p>
          </table:table-cell>
          <table:table-cell office:value-type="float" office:value="16836">
            <text:p>16836</text:p>
          </table:table-cell>
          <table:table-cell office:value-type="float" office:value="87.5">
            <text:p>87.5</text:p>
          </table:table-cell>
          <table:table-cell office:value-type="float" office:value="273.125">
            <text:p>273.125</text:p>
          </table:table-cell>
          <table:table-cell office:value-type="float" office:value="-85.125">
            <text:p>-85.125</text:p>
          </table:table-cell>
          <table:table-cell office:value-type="float" office:value="0.0104941232909571">
            <text:p>0.0104941233</text:p>
          </table:table-cell>
          <table:table-cell office:value-type="float" office:value="0.0244341563786008">
            <text:p>0.0244341564</text:p>
          </table:table-cell>
          <table:table-cell office:value-type="float" office:value="-0.00505612972202423">
            <text:p>-0.0050561297</text:p>
          </table:table-cell>
          <table:table-cell office:value-type="float" office:value="1.0369452797007">
            <text:p>1.0369452797</text:p>
          </table:table-cell>
          <table:table-cell office:value-type="float" office:value="1.08668972220105">
            <text:p>1.0866897222</text:p>
          </table:table-cell>
          <table:table-cell office:value-type="float" office:value="0.982353652290536">
            <text:p>0.9823536523</text:p>
          </table:table-cell>
          <table:table-cell office:value-type="float" office:value="0">
            <text:p>0</text:p>
          </table:table-cell>
          <table:table-cell office:value-type="float" office:value="28.713139598803">
            <text:p>28.71313959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8390">
            <text:p>8390</text:p>
          </table:table-cell>
          <table:table-cell office:value-type="float" office:value="11152">
            <text:p>11152</text:p>
          </table:table-cell>
          <table:table-cell office:value-type="float" office:value="17873">
            <text:p>17873</text:p>
          </table:table-cell>
          <table:table-cell office:value-type="float" office:value="-31.375">
            <text:p>-31.375</text:p>
          </table:table-cell>
          <table:table-cell office:value-type="float" office:value="267.25">
            <text:p>267.25</text:p>
          </table:table-cell>
          <table:table-cell office:value-type="float" office:value="-59.25">
            <text:p>-59.25</text:p>
          </table:table-cell>
          <table:table-cell office:value-type="float" office:value="-0.00373957091775924">
            <text:p>-0.0037395709</text:p>
          </table:table-cell>
          <table:table-cell office:value-type="float" office:value="0.0239643113342898">
            <text:p>0.0239643113</text:p>
          </table:table-cell>
          <table:table-cell office:value-type="float" office:value="-0.0033150562300677">
            <text:p>-0.0033150562</text:p>
          </table:table-cell>
          <table:table-cell office:value-type="float" office:value="0.986938911193515">
            <text:p>0.9869389112</text:p>
          </table:table-cell>
          <table:table-cell office:value-type="float" office:value="1.08500069457676">
            <text:p>1.0850006946</text:p>
          </table:table-cell>
          <table:table-cell office:value-type="float" office:value="0.988418842806468">
            <text:p>0.9884188428</text:p>
          </table:table-cell>
          <table:table-cell office:value-type="float" office:value="0">
            <text:p>0</text:p>
          </table:table-cell>
          <table:table-cell office:value-type="float" office:value="29.2693492229986">
            <text:p>29.269349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0">
            <text:p>340</text:p>
          </table:table-cell>
          <table:table-cell office:value-type="float" office:value="8565">
            <text:p>8565</text:p>
          </table:table-cell>
          <table:table-cell office:value-type="float" office:value="11487">
            <text:p>11487</text:p>
          </table:table-cell>
          <table:table-cell office:value-type="float" office:value="17286">
            <text:p>17286</text:p>
          </table:table-cell>
          <table:table-cell office:value-type="float" office:value="-14.5">
            <text:p>-14.5</text:p>
          </table:table-cell>
          <table:table-cell office:value-type="float" office:value="38.25">
            <text:p>38.25</text:p>
          </table:table-cell>
          <table:table-cell office:value-type="float" office:value="18.625">
            <text:p>18.625</text:p>
          </table:table-cell>
          <table:table-cell office:value-type="float" office:value="-0.00169293636894337">
            <text:p>-0.0016929364</text:p>
          </table:table-cell>
          <table:table-cell office:value-type="float" office:value="0.00332985113606686">
            <text:p>0.0033298511</text:p>
          </table:table-cell>
          <table:table-cell office:value-type="float" office:value="0.00107746152956149">
            <text:p>0.0010774615</text:p>
          </table:table-cell>
          <table:table-cell office:value-type="float" office:value="0.994080340134455">
            <text:p>0.9940803401</text:p>
          </table:table-cell>
          <table:table-cell office:value-type="float" office:value="1.01167621127707">
            <text:p>1.0116762113</text:p>
          </table:table-cell>
          <table:table-cell office:value-type="float" office:value="1.00377339076323">
            <text:p>1.00377339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8235">
            <text:p>8235</text:p>
          </table:table-cell>
          <table:table-cell office:value-type="float" office:value="11362">
            <text:p>11362</text:p>
          </table:table-cell>
          <table:table-cell office:value-type="float" office:value="16955">
            <text:p>16955</text:p>
          </table:table-cell>
          <table:table-cell office:value-type="float" office:value="35.875">
            <text:p>35.875</text:p>
          </table:table-cell>
          <table:table-cell office:value-type="float" office:value="55.75">
            <text:p>55.75</text:p>
          </table:table-cell>
          <table:table-cell office:value-type="float" office:value="40.625">
            <text:p>40.625</text:p>
          </table:table-cell>
          <table:table-cell office:value-type="float" office:value="0.00435640558591378">
            <text:p>0.0043564056</text:p>
          </table:table-cell>
          <table:table-cell office:value-type="float" office:value="0.00490670656574547">
            <text:p>0.0049067066</text:p>
          </table:table-cell>
          <table:table-cell office:value-type="float" office:value="0.00239604836331466">
            <text:p>0.0023960484</text:p>
          </table:table-cell>
          <table:table-cell office:value-type="float" office:value="1.01528461695917">
            <text:p>1.015284617</text:p>
          </table:table-cell>
          <table:table-cell office:value-type="float" office:value="1.01722066148798">
            <text:p>1.0172206615</text:p>
          </table:table-cell>
          <table:table-cell office:value-type="float" office:value="1.00839742172521">
            <text:p>1.00839742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430">
            <text:p>430</text:p>
          </table:table-cell>
          <table:table-cell office:value-type="float" office:value="8220">
            <text:p>8220</text:p>
          </table:table-cell>
          <table:table-cell office:value-type="float" office:value="11932">
            <text:p>11932</text:p>
          </table:table-cell>
          <table:table-cell office:value-type="float" office:value="19313">
            <text:p>19313</text:p>
          </table:table-cell>
          <table:table-cell office:value-type="float" office:value="160.75">
            <text:p>160.75</text:p>
          </table:table-cell>
          <table:table-cell office:value-type="float" office:value="-57.25">
            <text:p>-57.25</text:p>
          </table:table-cell>
          <table:table-cell office:value-type="float" office:value="99.625">
            <text:p>99.625</text:p>
          </table:table-cell>
          <table:table-cell office:value-type="float" office:value="0.0195559610705596">
            <text:p>0.0195559611</text:p>
          </table:table-cell>
          <table:table-cell office:value-type="float" office:value="-0.00479802212537714">
            <text:p>-0.0047980221</text:p>
          </table:table-cell>
          <table:table-cell office:value-type="float" office:value="0.00515844249987055">
            <text:p>0.0051584425</text:p>
          </table:table-cell>
          <table:table-cell office:value-type="float" office:value="1.06919543754921">
            <text:p>1.0691954375</text:p>
          </table:table-cell>
          <table:table-cell office:value-type="float" office:value="0.983252043753159">
            <text:p>0.9832520438</text:p>
          </table:table-cell>
          <table:table-cell office:value-type="float" office:value="1.01810670342643">
            <text:p>1.01810670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8236">
            <text:p>8236</text:p>
          </table:table-cell>
          <table:table-cell office:value-type="float" office:value="12758">
            <text:p>12758</text:p>
          </table:table-cell>
          <table:table-cell office:value-type="float" office:value="18246">
            <text:p>18246</text:p>
          </table:table-cell>
          <table:table-cell office:value-type="float" office:value="-28.25">
            <text:p>-28.25</text:p>
          </table:table-cell>
          <table:table-cell office:value-type="float" office:value="141.5">
            <text:p>141.5</text:p>
          </table:table-cell>
          <table:table-cell office:value-type="float" office:value="153.625">
            <text:p>153.625</text:p>
          </table:table-cell>
          <table:table-cell office:value-type="float" office:value="-0.00343006313744536">
            <text:p>-0.0034300631</text:p>
          </table:table-cell>
          <table:table-cell office:value-type="float" office:value="0.0110910801065998">
            <text:p>0.0110910801</text:p>
          </table:table-cell>
          <table:table-cell office:value-type="float" office:value="0.00841965362271183">
            <text:p>0.0084196536</text:p>
          </table:table-cell>
          <table:table-cell office:value-type="float" office:value="0.98801783907187">
            <text:p>0.9880178391</text:p>
          </table:table-cell>
          <table:table-cell office:value-type="float" office:value="1.03905988400664">
            <text:p>1.039059884</text:p>
          </table:table-cell>
          <table:table-cell office:value-type="float" office:value="1.02960773319106">
            <text:p>1.02960773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8386">
            <text:p>8386</text:p>
          </table:table-cell>
          <table:table-cell office:value-type="float" office:value="11836">
            <text:p>11836</text:p>
          </table:table-cell>
          <table:table-cell office:value-type="float" office:value="16923">
            <text:p>16923</text:p>
          </table:table-cell>
          <table:table-cell office:value-type="float" office:value="-97.25">
            <text:p>-97.25</text:p>
          </table:table-cell>
          <table:table-cell office:value-type="float" office:value="-44">
            <text:p>-44</text:p>
          </table:table-cell>
          <table:table-cell office:value-type="float" office:value="-110.375">
            <text:p>-110.375</text:p>
          </table:table-cell>
          <table:table-cell office:value-type="float" office:value="-0.0115967088003816">
            <text:p>-0.0115967088</text:p>
          </table:table-cell>
          <table:table-cell office:value-type="float" office:value="-0.00371747211895911">
            <text:p>-0.0037174721</text:p>
          </table:table-cell>
          <table:table-cell office:value-type="float" office:value="-0.00652218873722153">
            <text:p>-0.0065221887</text:p>
          </table:table-cell>
          <table:table-cell office:value-type="float" office:value="0.959675107162466">
            <text:p>0.9596751072</text:p>
          </table:table-cell>
          <table:table-cell office:value-type="float" office:value="0.987015933997595">
            <text:p>0.987015934</text:p>
          </table:table-cell>
          <table:table-cell office:value-type="float" office:value="0.977255715753735">
            <text:p>0.97725571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235">
            <text:p>8235</text:p>
          </table:table-cell>
          <table:table-cell office:value-type="float" office:value="11562">
            <text:p>11562</text:p>
          </table:table-cell>
          <table:table-cell office:value-type="float" office:value="16510">
            <text:p>16510</text:p>
          </table:table-cell>
          <table:table-cell office:value-type="float" office:value="35.875">
            <text:p>35.875</text:p>
          </table:table-cell>
          <table:table-cell office:value-type="float" office:value="-5.25">
            <text:p>-5.25</text:p>
          </table:table-cell>
          <table:table-cell office:value-type="float" office:value="109.125">
            <text:p>109.125</text:p>
          </table:table-cell>
          <table:table-cell office:value-type="float" office:value="0.00435640558591378">
            <text:p>0.0043564056</text:p>
          </table:table-cell>
          <table:table-cell office:value-type="float" office:value="-0.000454073689673067">
            <text:p>-0.0004540737</text:p>
          </table:table-cell>
          <table:table-cell office:value-type="float" office:value="0.00660963052695336">
            <text:p>0.0066096305</text:p>
          </table:table-cell>
          <table:table-cell office:value-type="float" office:value="1.01528461695917">
            <text:p>1.015284617</text:p>
          </table:table-cell>
          <table:table-cell office:value-type="float" office:value="0.998411146204659">
            <text:p>0.9984111462</text:p>
          </table:table-cell>
          <table:table-cell office:value-type="float" office:value="1.02321933378711">
            <text:p>1.02321933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8074">
            <text:p>8074</text:p>
          </table:table-cell>
          <table:table-cell office:value-type="float" office:value="11490">
            <text:p>11490</text:p>
          </table:table-cell>
          <table:table-cell office:value-type="float" office:value="18878">
            <text:p>18878</text:p>
          </table:table-cell>
          <table:table-cell office:value-type="float" office:value="139.75">
            <text:p>139.75</text:p>
          </table:table-cell>
          <table:table-cell office:value-type="float" office:value="121">
            <text:p>121</text:p>
          </table:table-cell>
          <table:table-cell office:value-type="float" office:value="76.375">
            <text:p>76.375</text:p>
          </table:table-cell>
          <table:table-cell office:value-type="float" office:value="0.0173086450334407">
            <text:p>0.017308645</text:p>
          </table:table-cell>
          <table:table-cell office:value-type="float" office:value="0.0105308964316797">
            <text:p>0.0105308964</text:p>
          </table:table-cell>
          <table:table-cell office:value-type="float" office:value="0.00404571458840979">
            <text:p>0.0040457146</text:p>
          </table:table-cell>
          <table:table-cell office:value-type="float" office:value="1.06116745243511">
            <text:p>1.0611674524</text:p>
          </table:table-cell>
          <table:table-cell office:value-type="float" office:value="1.037075501079">
            <text:p>1.0370755011</text:p>
          </table:table-cell>
          <table:table-cell office:value-type="float" office:value="1.01419208196023">
            <text:p>1.014192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8011">
            <text:p>8011</text:p>
          </table:table-cell>
          <table:table-cell office:value-type="float" office:value="11989">
            <text:p>11989</text:p>
          </table:table-cell>
          <table:table-cell office:value-type="float" office:value="17492">
            <text:p>17492</text:p>
          </table:table-cell>
          <table:table-cell office:value-type="float" office:value="-32">
            <text:p>-32</text:p>
          </table:table-cell>
          <table:table-cell office:value-type="float" office:value="104.625">
            <text:p>104.625</text:p>
          </table:table-cell>
          <table:table-cell office:value-type="float" office:value="164.5">
            <text:p>164.5</text:p>
          </table:table-cell>
          <table:table-cell office:value-type="float" office:value="-0.00399450755211584">
            <text:p>-0.0039945076</text:p>
          </table:table-cell>
          <table:table-cell office:value-type="float" office:value="0.00872674952039369">
            <text:p>0.0087267495</text:p>
          </table:table-cell>
          <table:table-cell office:value-type="float" office:value="0.00940429910816373">
            <text:p>0.0094042991</text:p>
          </table:table-cell>
          <table:table-cell office:value-type="float" office:value="0.986050497505139">
            <text:p>0.9860504975</text:p>
          </table:table-cell>
          <table:table-cell office:value-type="float" office:value="1.03069288938947">
            <text:p>1.0306928894</text:p>
          </table:table-cell>
          <table:table-cell office:value-type="float" office:value="1.03308839092834">
            <text:p>1.03308839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310">
            <text:p>8310</text:p>
          </table:table-cell>
          <table:table-cell office:value-type="float" office:value="11440">
            <text:p>11440</text:p>
          </table:table-cell>
          <table:table-cell office:value-type="float" office:value="19134">
            <text:p>19134</text:p>
          </table:table-cell>
          <table:table-cell office:value-type="float" office:value="-134.375">
            <text:p>-134.375</text:p>
          </table:table-cell>
          <table:table-cell office:value-type="float" office:value="327">
            <text:p>327</text:p>
          </table:table-cell>
          <table:table-cell office:value-type="float" office:value="517.75">
            <text:p>517.75</text:p>
          </table:table-cell>
          <table:table-cell office:value-type="float" office:value="-0.0161702767749699">
            <text:p>-0.0161702768</text:p>
          </table:table-cell>
          <table:table-cell office:value-type="float" office:value="0.0285839160839161">
            <text:p>0.0285839161</text:p>
          </table:table-cell>
          <table:table-cell office:value-type="float" office:value="0.0270591617016829">
            <text:p>0.0270591617</text:p>
          </table:table-cell>
          <table:table-cell office:value-type="float" office:value="0.943916527875524">
            <text:p>0.9439165279</text:p>
          </table:table-cell>
          <table:table-cell office:value-type="float" office:value="1.10164510520074">
            <text:p>1.1016451052</text:p>
          </table:table-cell>
          <table:table-cell office:value-type="float" office:value="1.09614217449061">
            <text:p>1.0961421745</text:p>
          </table:table-cell>
          <table:table-cell office:value-type="float" office:value="0">
            <text:p>0</text:p>
          </table:table-cell>
          <table:table-cell office:value-type="float" office:value="24.5944984357572">
            <text:p>24.5944984358</text:p>
          </table:table-cell>
          <table:table-cell office:value-type="float" office:value="25.9610200895342">
            <text:p>25.961020089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8758">
            <text:p>8758</text:p>
          </table:table-cell>
          <table:table-cell office:value-type="float" office:value="12570">
            <text:p>12570</text:p>
          </table:table-cell>
          <table:table-cell office:value-type="float" office:value="22075">
            <text:p>22075</text:p>
          </table:table-cell>
          <table:table-cell office:value-type="float" office:value="331.5">
            <text:p>331.5</text:p>
          </table:table-cell>
          <table:table-cell office:value-type="float" office:value="379">
            <text:p>379</text:p>
          </table:table-cell>
          <table:table-cell office:value-type="float" office:value="587.375">
            <text:p>587.375</text:p>
          </table:table-cell>
          <table:table-cell office:value-type="float" office:value="0.0378511075588034">
            <text:p>0.0378511076</text:p>
          </table:table-cell>
          <table:table-cell office:value-type="float" office:value="0.030151153540175">
            <text:p>0.0301511535</text:p>
          </table:table-cell>
          <table:table-cell office:value-type="float" office:value="0.0266081540203851">
            <text:p>0.026608154</text:p>
          </table:table-cell>
          <table:table-cell office:value-type="float" office:value="1.13528698088893">
            <text:p>1.1352869809</text:p>
          </table:table-cell>
          <table:table-cell office:value-type="float" office:value="1.10731085782783">
            <text:p>1.1073108578</text:p>
          </table:table-cell>
          <table:table-cell office:value-type="float" office:value="1.09451620703768">
            <text:p>1.094516207</text:p>
          </table:table-cell>
          <table:table-cell office:value-type="float" office:value="18.6568952305508">
            <text:p>18.6568952306</text:p>
          </table:table-cell>
          <table:table-cell office:value-type="float" office:value="23.3339344306041">
            <text:p>23.3339344306</text:p>
          </table:table-cell>
          <table:table-cell office:value-type="float" office:value="26.3952359580558">
            <text:p>26.395235958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534">
            <text:p>8534</text:p>
          </table:table-cell>
          <table:table-cell office:value-type="float" office:value="13322">
            <text:p>13322</text:p>
          </table:table-cell>
          <table:table-cell office:value-type="float" office:value="20513">
            <text:p>20513</text:p>
          </table:table-cell>
          <table:table-cell office:value-type="float" office:value="85.5">
            <text:p>85.5</text:p>
          </table:table-cell>
          <table:table-cell office:value-type="float" office:value="59.5">
            <text:p>59.5</text:p>
          </table:table-cell>
          <table:table-cell office:value-type="float" office:value="883.375">
            <text:p>883.375</text:p>
          </table:table-cell>
          <table:table-cell office:value-type="float" office:value="0.0100187485352707">
            <text:p>0.0100187485</text:p>
          </table:table-cell>
          <table:table-cell office:value-type="float" office:value="0.00446629635189911">
            <text:p>0.0044662964</text:p>
          </table:table-cell>
          <table:table-cell office:value-type="float" office:value="0.0430641544386487">
            <text:p>0.0430641544</text:p>
          </table:table-cell>
          <table:table-cell office:value-type="float" office:value="1.03526235550498">
            <text:p>1.0352623555</text:p>
          </table:table-cell>
          <table:table-cell office:value-type="float" office:value="1.01567113492573">
            <text:p>1.0156711349</text:p>
          </table:table-cell>
          <table:table-cell office:value-type="float" office:value="1.1543594024744">
            <text:p>1.1543594025</text:p>
          </table:table-cell>
          <table:table-cell table:number-columns-repeated="2" office:value-type="float" office:value="0">
            <text:p>0</text:p>
          </table:table-cell>
          <table:table-cell office:value-type="float" office:value="16.4398259422186">
            <text:p>16.439825942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9036">
            <text:p>9036</text:p>
          </table:table-cell>
          <table:table-cell office:value-type="float" office:value="12526">
            <text:p>12526</text:p>
          </table:table-cell>
          <table:table-cell office:value-type="float" office:value="19922">
            <text:p>19922</text:p>
          </table:table-cell>
          <table:table-cell office:value-type="float" office:value="137.25">
            <text:p>137.25</text:p>
          </table:table-cell>
          <table:table-cell office:value-type="float" office:value="136.125">
            <text:p>136.125</text:p>
          </table:table-cell>
          <table:table-cell office:value-type="float" office:value="1174.5">
            <text:p>1174.5</text:p>
          </table:table-cell>
          <table:table-cell office:value-type="float" office:value="0.0151892430278884">
            <text:p>0.015189243</text:p>
          </table:table-cell>
          <table:table-cell office:value-type="float" office:value="0.0108673958167013">
            <text:p>0.0108673958</text:p>
          </table:table-cell>
          <table:table-cell office:value-type="float" office:value="0.0589549242043972">
            <text:p>0.0589549242</text:p>
          </table:table-cell>
          <table:table-cell office:value-type="float" office:value="1.05361454828098">
            <text:p>1.0536145483</text:p>
          </table:table-cell>
          <table:table-cell office:value-type="float" office:value="1.03826736193045">
            <text:p>1.0382673619</text:p>
          </table:table-cell>
          <table:table-cell office:value-type="float" office:value="1.21315457356776">
            <text:p>1.2131545736</text:p>
          </table:table-cell>
          <table:table-cell table:number-columns-repeated="2" office:value-type="float" office:value="0">
            <text:p>0</text:p>
          </table:table-cell>
          <table:table-cell office:value-type="float" office:value="12.1005047922908">
            <text:p>12.100504792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8720">
            <text:p>8720</text:p>
          </table:table-cell>
          <table:table-cell office:value-type="float" office:value="13746">
            <text:p>13746</text:p>
          </table:table-cell>
          <table:table-cell office:value-type="float" office:value="20285">
            <text:p>20285</text:p>
          </table:table-cell>
          <table:table-cell office:value-type="float" office:value="247.5">
            <text:p>247.5</text:p>
          </table:table-cell>
          <table:table-cell office:value-type="float" office:value="389.75">
            <text:p>389.75</text:p>
          </table:table-cell>
          <table:table-cell office:value-type="float" office:value="1140.75">
            <text:p>1140.75</text:p>
          </table:table-cell>
          <table:table-cell office:value-type="float" office:value="0.0283830275229358">
            <text:p>0.0283830275</text:p>
          </table:table-cell>
          <table:table-cell office:value-type="float" office:value="0.0283537028953877">
            <text:p>0.0283537029</text:p>
          </table:table-cell>
          <table:table-cell office:value-type="float" office:value="0.0562361350751787">
            <text:p>0.0562361351</text:p>
          </table:table-cell>
          <table:table-cell office:value-type="float" office:value="1.10091956498296">
            <text:p>1.100919565</text:p>
          </table:table-cell>
          <table:table-cell office:value-type="float" office:value="1.1008136677709">
            <text:p>1.1008136678</text:p>
          </table:table-cell>
          <table:table-cell office:value-type="float" office:value="1.20302497842399">
            <text:p>1.2030249784</text:p>
          </table:table-cell>
          <table:table-cell office:value-type="float" office:value="24.7661424919341">
            <text:p>24.7661424919</text:p>
          </table:table-cell>
          <table:table-cell office:value-type="float" office:value="24.791401586752">
            <text:p>24.7914015868</text:p>
          </table:table-cell>
          <table:table-cell office:value-type="float" office:value="12.6690681357353">
            <text:p>12.669068135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644">
            <text:p>8644</text:p>
          </table:table-cell>
          <table:table-cell office:value-type="float" office:value="14669">
            <text:p>14669</text:p>
          </table:table-cell>
          <table:table-cell office:value-type="float" office:value="21094">
            <text:p>21094</text:p>
          </table:table-cell>
          <table:table-cell office:value-type="float" office:value="305.25">
            <text:p>305.25</text:p>
          </table:table-cell>
          <table:table-cell office:value-type="float" office:value="533.875">
            <text:p>533.875</text:p>
          </table:table-cell>
          <table:table-cell office:value-type="float" office:value="542.375">
            <text:p>542.375</text:p>
          </table:table-cell>
          <table:table-cell office:value-type="float" office:value="0.0353135122628413">
            <text:p>0.0353135123</text:p>
          </table:table-cell>
          <table:table-cell office:value-type="float" office:value="0.0363947781034835">
            <text:p>0.0363947781</text:p>
          </table:table-cell>
          <table:table-cell office:value-type="float" office:value="0.0257122878543662">
            <text:p>0.0257122879</text:p>
          </table:table-cell>
          <table:table-cell office:value-type="float" office:value="1.12604149945069">
            <text:p>1.1260414995</text:p>
          </table:table-cell>
          <table:table-cell office:value-type="float" office:value="1.12997789991367">
            <text:p>1.1299778999</text:p>
          </table:table-cell>
          <table:table-cell office:value-type="float" office:value="1.09128880611382">
            <text:p>1.0912888061</text:p>
          </table:table-cell>
          <table:table-cell office:value-type="float" office:value="19.9729530738505">
            <text:p>19.9729530739</text:p>
          </table:table-cell>
          <table:table-cell office:value-type="float" office:value="19.3897459065467">
            <text:p>19.3897459065</text:p>
          </table:table-cell>
          <table:table-cell office:value-type="float" office:value="27.3029253429351">
            <text:p>27.302925342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8383">
            <text:p>8383</text:p>
          </table:table-cell>
          <table:table-cell office:value-type="float" office:value="14271">
            <text:p>14271</text:p>
          </table:table-cell>
          <table:table-cell office:value-type="float" office:value="22768">
            <text:p>22768</text:p>
          </table:table-cell>
          <table:table-cell office:value-type="float" office:value="121.25">
            <text:p>121.25</text:p>
          </table:table-cell>
          <table:table-cell office:value-type="float" office:value="141.5">
            <text:p>141.5</text:p>
          </table:table-cell>
          <table:table-cell office:value-type="float" office:value="775.5">
            <text:p>775.5</text:p>
          </table:table-cell>
          <table:table-cell office:value-type="float" office:value="0.0144637957771681">
            <text:p>0.0144637958</text:p>
          </table:table-cell>
          <table:table-cell office:value-type="float" office:value="0.00991521266904912">
            <text:p>0.0099152127</text:p>
          </table:table-cell>
          <table:table-cell office:value-type="float" office:value="0.0340609627547435">
            <text:p>0.0340609628</text:p>
          </table:table-cell>
          <table:table-cell office:value-type="float" office:value="1.05103331994112">
            <text:p>1.0510333199</text:p>
          </table:table-cell>
          <table:table-cell office:value-type="float" office:value="1.03489593476853">
            <text:p>1.0348959348</text:p>
          </table:table-cell>
          <table:table-cell office:value-type="float" office:value="1.12148726204181">
            <text:p>1.121487262</text:p>
          </table:table-cell>
          <table:table-cell table:number-columns-repeated="2" office:value-type="float" office:value="0">
            <text:p>0</text:p>
          </table:table-cell>
          <table:table-cell office:value-type="float" office:value="20.6948323852062">
            <text:p>20.694832385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table:number-columns-repeated="2" office:value-type="float" office:value="392">
            <text:p>392</text:p>
          </table:table-cell>
          <table:table-cell office:value-type="float" office:value="8742">
            <text:p>8742</text:p>
          </table:table-cell>
          <table:table-cell office:value-type="float" office:value="14854">
            <text:p>14854</text:p>
          </table:table-cell>
          <table:table-cell office:value-type="float" office:value="25960">
            <text:p>25960</text:p>
          </table:table-cell>
          <table:table-cell office:value-type="float" office:value="115.25">
            <text:p>115.25</text:p>
          </table:table-cell>
          <table:table-cell office:value-type="float" office:value="532.25">
            <text:p>532.25</text:p>
          </table:table-cell>
          <table:table-cell office:value-type="float" office:value="878.75">
            <text:p>878.75</text:p>
          </table:table-cell>
          <table:table-cell office:value-type="float" office:value="0.0131834820407229">
            <text:p>0.013183482</text:p>
          </table:table-cell>
          <table:table-cell office:value-type="float" office:value="0.0358320990978861">
            <text:p>0.0358320991</text:p>
          </table:table-cell>
          <table:table-cell office:value-type="float" office:value="0.0338501540832049">
            <text:p>0.0338501541</text:p>
          </table:table-cell>
          <table:table-cell office:value-type="float" office:value="1.04648284337202">
            <text:p>1.0464828434</text:p>
          </table:table-cell>
          <table:table-cell office:value-type="float" office:value="1.12792886792109">
            <text:p>1.1279288679</text:p>
          </table:table-cell>
          <table:table-cell office:value-type="float" office:value="1.12072137183687">
            <text:p>1.1207213718</text:p>
          </table:table-cell>
          <table:table-cell office:value-type="float" office:value="0">
            <text:p>0</text:p>
          </table:table-cell>
          <table:table-cell office:value-type="float" office:value="19.6888486473261">
            <text:p>19.6888486473</text:p>
          </table:table-cell>
          <table:table-cell office:value-type="float" office:value="20.8215791013372">
            <text:p>20.821579101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6354">
            <text:p>16354</text:p>
          </table:table-cell>
          <table:table-cell office:value-type="float" office:value="28197">
            <text:p>28197</text:p>
          </table:table-cell>
          <table:table-cell office:value-type="float" office:value="271.125">
            <text:p>271.125</text:p>
          </table:table-cell>
          <table:table-cell office:value-type="float" office:value="602.75">
            <text:p>602.75</text:p>
          </table:table-cell>
          <table:table-cell office:value-type="float" office:value="1012">
            <text:p>1012</text:p>
          </table:table-cell>
          <table:table-cell office:value-type="float" office:value="0.0262667118775431">
            <text:p>0.0262667119</text:p>
          </table:table-cell>
          <table:table-cell office:value-type="float" office:value="0.0368564265623089">
            <text:p>0.0368564266</text:p>
          </table:table-cell>
          <table:table-cell office:value-type="float" office:value="0.0358903429442849">
            <text:p>0.0358903429</text:p>
          </table:table-cell>
          <table:table-cell office:value-type="float" office:value="1.093285774271">
            <text:p>1.0932857743</text:p>
          </table:table-cell>
          <table:table-cell office:value-type="float" office:value="1.13165994947881">
            <text:p>1.1316599495</text:p>
          </table:table-cell>
          <table:table-cell office:value-type="float" office:value="1.12814090906965">
            <text:p>1.1281409091</text:p>
          </table:table-cell>
          <table:table-cell office:value-type="float" office:value="26.7338825970078">
            <text:p>26.733882597</text:p>
          </table:table-cell>
          <table:table-cell office:value-type="float" office:value="19.1511673673785">
            <text:p>19.1511673674</text:p>
          </table:table-cell>
          <table:table-cell office:value-type="float" office:value="19.6574529179695">
            <text:p>19.65745291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1335">
            <text:p>11335</text:p>
          </table:table-cell>
          <table:table-cell office:value-type="float" office:value="15838">
            <text:p>15838</text:p>
          </table:table-cell>
          <table:table-cell office:value-type="float" office:value="27017">
            <text:p>27017</text:p>
          </table:table-cell>
          <table:table-cell office:value-type="float" office:value="364.625">
            <text:p>364.625</text:p>
          </table:table-cell>
          <table:table-cell office:value-type="float" office:value="619.625">
            <text:p>619.625</text:p>
          </table:table-cell>
          <table:table-cell office:value-type="float" office:value="1121">
            <text:p>1121</text:p>
          </table:table-cell>
          <table:table-cell office:value-type="float" office:value="0.0321680635200706">
            <text:p>0.0321680635</text:p>
          </table:table-cell>
          <table:table-cell office:value-type="float" office:value="0.0391226796312666">
            <text:p>0.0391226796</text:p>
          </table:table-cell>
          <table:table-cell office:value-type="float" office:value="0.0414923936780546">
            <text:p>0.0414923937</text:p>
          </table:table-cell>
          <table:table-cell office:value-type="float" office:value="1.11461639956908">
            <text:p>1.1146163996</text:p>
          </table:table-cell>
          <table:table-cell office:value-type="float" office:value="1.13992932347003">
            <text:p>1.1399293235</text:p>
          </table:table-cell>
          <table:table-cell office:value-type="float" office:value="1.14859775059014">
            <text:p>1.1485977506</text:p>
          </table:table-cell>
          <table:table-cell office:value-type="float" office:value="21.892426074043">
            <text:p>21.892426074</text:p>
          </table:table-cell>
          <table:table-cell office:value-type="float" office:value="18.0616295326057">
            <text:p>18.0616295326</text:p>
          </table:table-cell>
          <table:table-cell office:value-type="float" office:value="17.0496288965463">
            <text:p>17.049628896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21">
            <text:p>621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1090">
            <text:p>11090</text:p>
          </table:table-cell>
          <table:table-cell office:value-type="float" office:value="16028">
            <text:p>16028</text:p>
          </table:table-cell>
          <table:table-cell office:value-type="float" office:value="26717">
            <text:p>26717</text:p>
          </table:table-cell>
          <table:table-cell office:value-type="float" office:value="454.875">
            <text:p>454.875</text:p>
          </table:table-cell>
          <table:table-cell office:value-type="float" office:value="564.75">
            <text:p>564.75</text:p>
          </table:table-cell>
          <table:table-cell office:value-type="float" office:value="992.625">
            <text:p>992.625</text:p>
          </table:table-cell>
          <table:table-cell office:value-type="float" office:value="0.0410166816952209">
            <text:p>0.0410166817</text:p>
          </table:table-cell>
          <table:table-cell office:value-type="float" office:value="0.035235213376591">
            <text:p>0.0352352134</text:p>
          </table:table-cell>
          <table:table-cell office:value-type="float" office:value="0.0371533106261931">
            <text:p>0.0371533106</text:p>
          </table:table-cell>
          <table:table-cell office:value-type="float" office:value="1.14685582756076">
            <text:p>1.1468558276</text:p>
          </table:table-cell>
          <table:table-cell office:value-type="float" office:value="1.12575662653099">
            <text:p>1.1257566265</text:p>
          </table:table-cell>
          <table:table-cell office:value-type="float" office:value="1.13274210943303">
            <text:p>1.1327421094</text:p>
          </table:table-cell>
          <table:table-cell office:value-type="float" office:value="17.24340476137">
            <text:p>17.2434047614</text:p>
          </table:table-cell>
          <table:table-cell office:value-type="float" office:value="20.0165751888344">
            <text:p>20.0165751888</text:p>
          </table:table-cell>
          <table:table-cell office:value-type="float" office:value="19.0008706875396">
            <text:p>19.000870687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7878">
            <text:p>17878</text:p>
          </table:table-cell>
          <table:table-cell office:value-type="float" office:value="26951">
            <text:p>26951</text:p>
          </table:table-cell>
          <table:table-cell office:value-type="float" office:value="592.5">
            <text:p>592.5</text:p>
          </table:table-cell>
          <table:table-cell office:value-type="float" office:value="589.375">
            <text:p>589.375</text:p>
          </table:table-cell>
          <table:table-cell office:value-type="float" office:value="906.5">
            <text:p>906.5</text:p>
          </table:table-cell>
          <table:table-cell office:value-type="float" office:value="0.0562464400987279">
            <text:p>0.0562464401</text:p>
          </table:table-cell>
          <table:table-cell office:value-type="float" office:value="0.0329664951336839">
            <text:p>0.0329664951</text:p>
          </table:table-cell>
          <table:table-cell office:value-type="float" office:value="0.0336351155801269">
            <text:p>0.0336351156</text:p>
          </table:table-cell>
          <table:table-cell office:value-type="float" office:value="1.20306331791216">
            <text:p>1.2030633179</text:p>
          </table:table-cell>
          <table:table-cell office:value-type="float" office:value="1.11751284097864">
            <text:p>1.117512841</text:p>
          </table:table-cell>
          <table:table-cell office:value-type="float" office:value="1.11994029369062">
            <text:p>1.1199402937</text:p>
          </table:table-cell>
          <table:table-cell office:value-type="float" office:value="12.6668093642627">
            <text:p>12.6668093643</text:p>
          </table:table-cell>
          <table:table-cell office:value-type="float" office:value="21.3705076160675">
            <text:p>21.3705076161</text:p>
          </table:table-cell>
          <table:table-cell office:value-type="float" office:value="20.9525057259415">
            <text:p>20.952505725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889">
            <text:p>10889</text:p>
          </table:table-cell>
          <table:table-cell office:value-type="float" office:value="19000">
            <text:p>19000</text:p>
          </table:table-cell>
          <table:table-cell office:value-type="float" office:value="28381">
            <text:p>28381</text:p>
          </table:table-cell>
          <table:table-cell office:value-type="float" office:value="592.875">
            <text:p>592.875</text:p>
          </table:table-cell>
          <table:table-cell office:value-type="float" office:value="1019.875">
            <text:p>1019.875</text:p>
          </table:table-cell>
          <table:table-cell office:value-type="float" office:value="583.125">
            <text:p>583.125</text:p>
          </table:table-cell>
          <table:table-cell office:value-type="float" office:value="0.0544471484984847">
            <text:p>0.0544471485</text:p>
          </table:table-cell>
          <table:table-cell office:value-type="float" office:value="0.0536776315789474">
            <text:p>0.0536776316</text:p>
          </table:table-cell>
          <table:table-cell office:value-type="float" office:value="0.020546316197456">
            <text:p>0.0205463162</text:p>
          </table:table-cell>
          <table:table-cell office:value-type="float" office:value="1.19637542402474">
            <text:p>1.196375424</text:p>
          </table:table-cell>
          <table:table-cell office:value-type="float" office:value="1.19351903526489">
            <text:p>1.1935190353</text:p>
          </table:table-cell>
          <table:table-cell office:value-type="float" office:value="1.0727395228653">
            <text:p>1.0727395229</text:p>
          </table:table-cell>
          <table:table-cell office:value-type="float" office:value="13.0741538359324">
            <text:p>13.0741538359</text:p>
          </table:table-cell>
          <table:table-cell office:value-type="float" office:value="13.2567011599296">
            <text:p>13.2567011599</text:p>
          </table:table-cell>
          <table:table-cell office:value-type="float" office:value="34.0812361344816">
            <text:p>34.081236134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1104">
            <text:p>11104</text:p>
          </table:table-cell>
          <table:table-cell office:value-type="float" office:value="18732">
            <text:p>18732</text:p>
          </table:table-cell>
          <table:table-cell office:value-type="float" office:value="29777">
            <text:p>29777</text:p>
          </table:table-cell>
          <table:table-cell office:value-type="float" office:value="348.75">
            <text:p>348.75</text:p>
          </table:table-cell>
          <table:table-cell office:value-type="float" office:value="735.625">
            <text:p>735.625</text:p>
          </table:table-cell>
          <table:table-cell office:value-type="float" office:value="517.625">
            <text:p>517.625</text:p>
          </table:table-cell>
          <table:table-cell office:value-type="float" office:value="0.0314076008645533">
            <text:p>0.0314076009</text:p>
          </table:table-cell>
          <table:table-cell office:value-type="float" office:value="0.0392710335255178">
            <text:p>0.0392710335</text:p>
          </table:table-cell>
          <table:table-cell office:value-type="float" office:value="0.0173833831480673">
            <text:p>0.0173833831</text:p>
          </table:table-cell>
          <table:table-cell office:value-type="float" office:value="1.11186002031439">
            <text:p>1.1118600203</text:p>
          </table:table-cell>
          <table:table-cell office:value-type="float" office:value="1.14047135692467">
            <text:p>1.1404713569</text:p>
          </table:table-cell>
          <table:table-cell office:value-type="float" office:value="1.06143411775719">
            <text:p>1.0614341178</text:p>
          </table:table-cell>
          <table:table-cell office:value-type="float" office:value="22.4141960764671">
            <text:p>22.4141960765</text:p>
          </table:table-cell>
          <table:table-cell office:value-type="float" office:value="17.9946908768369">
            <text:p>17.9946908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8994">
            <text:p>18994</text:p>
          </table:table-cell>
          <table:table-cell office:value-type="float" office:value="30709">
            <text:p>30709</text:p>
          </table:table-cell>
          <table:table-cell office:value-type="float" office:value="355">
            <text:p>355</text:p>
          </table:table-cell>
          <table:table-cell office:value-type="float" office:value="680.375">
            <text:p>680.375</text:p>
          </table:table-cell>
          <table:table-cell office:value-type="float" office:value="-12.375">
            <text:p>-12.375</text:p>
          </table:table-cell>
          <table:table-cell office:value-type="float" office:value="0.0297968776229646">
            <text:p>0.0297968776</text:p>
          </table:table-cell>
          <table:table-cell office:value-type="float" office:value="0.0358205222701906">
            <text:p>0.0358205223</text:p>
          </table:table-cell>
          <table:table-cell office:value-type="float" office:value="-0.000402976326158455">
            <text:p>-0.0004029763</text:p>
          </table:table-cell>
          <table:table-cell office:value-type="float" office:value="1.10602926535589">
            <text:p>1.1060292654</text:p>
          </table:table-cell>
          <table:table-cell office:value-type="float" office:value="1.12788672318446">
            <text:p>1.1278867232</text:p>
          </table:table-cell>
          <table:table-cell office:value-type="float" office:value="0.998589901142688">
            <text:p>0.9985899011</text:p>
          </table:table-cell>
          <table:table-cell office:value-type="float" office:value="23.6072875085237">
            <text:p>23.6072875085</text:p>
          </table:table-cell>
          <table:table-cell office:value-type="float" office:value="19.6951011762134">
            <text:p>19.69510117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482">
            <text:p>13482</text:p>
          </table:table-cell>
          <table:table-cell office:value-type="float" office:value="19182">
            <text:p>19182</text:p>
          </table:table-cell>
          <table:table-cell office:value-type="float" office:value="33134">
            <text:p>33134</text:p>
          </table:table-cell>
          <table:table-cell office:value-type="float" office:value="436.5">
            <text:p>436.5</text:p>
          </table:table-cell>
          <table:table-cell office:value-type="float" office:value="579.5">
            <text:p>579.5</text:p>
          </table:table-cell>
          <table:table-cell office:value-type="float" office:value="-355.375">
            <text:p>-355.375</text:p>
          </table:table-cell>
          <table:table-cell office:value-type="float" office:value="0.0323765020026702">
            <text:p>0.032376502</text:p>
          </table:table-cell>
          <table:table-cell office:value-type="float" office:value="0.0302106141174017">
            <text:p>0.0302106141</text:p>
          </table:table-cell>
          <table:table-cell office:value-type="float" office:value="-0.0107253878191586">
            <text:p>-0.0107253878</text:p>
          </table:table-cell>
          <table:table-cell office:value-type="float" office:value="1.11537230325793">
            <text:p>1.1153723033</text:p>
          </table:table-cell>
          <table:table-cell office:value-type="float" office:value="1.10752600457339">
            <text:p>1.1075260046</text:p>
          </table:table-cell>
          <table:table-cell office:value-type="float" office:value="0.962686609162933">
            <text:p>0.9626866092</text:p>
          </table:table-cell>
          <table:table-cell office:value-type="float" office:value="21.7536913955601">
            <text:p>21.7536913956</text:p>
          </table:table-cell>
          <table:table-cell office:value-type="float" office:value="23.2886839606844">
            <text:p>23.2886839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5065">
            <text:p>15065</text:p>
          </table:table-cell>
          <table:table-cell office:value-type="float" office:value="19985">
            <text:p>19985</text:p>
          </table:table-cell>
          <table:table-cell office:value-type="float" office:value="32862">
            <text:p>32862</text:p>
          </table:table-cell>
          <table:table-cell office:value-type="float" office:value="520.125">
            <text:p>520.125</text:p>
          </table:table-cell>
          <table:table-cell office:value-type="float" office:value="397.5">
            <text:p>397.5</text:p>
          </table:table-cell>
          <table:table-cell office:value-type="float" office:value="-649.125">
            <text:p>-649.125</text:p>
          </table:table-cell>
          <table:table-cell office:value-type="float" office:value="0.0345253899767673">
            <text:p>0.03452539</text:p>
          </table:table-cell>
          <table:table-cell office:value-type="float" office:value="0.0198899174380786">
            <text:p>0.0198899174</text:p>
          </table:table-cell>
          <table:table-cell office:value-type="float" office:value="-0.019753058243564">
            <text:p>-0.0197530582</text:p>
          </table:table-cell>
          <table:table-cell office:value-type="float" office:value="1.12317518992266">
            <text:p>1.1231751899</text:p>
          </table:table-cell>
          <table:table-cell office:value-type="float" office:value="1.07039010431203">
            <text:p>1.0703901043</text:p>
          </table:table-cell>
          <table:table-cell office:value-type="float" office:value="0.931629055435074">
            <text:p>0.9316290554</text:p>
          </table:table-cell>
          <table:table-cell office:value-type="float" office:value="20.4210605540716">
            <text:p>20.42106055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230">
            <text:p>14230</text:p>
          </table:table-cell>
          <table:table-cell office:value-type="float" office:value="20738">
            <text:p>20738</text:p>
          </table:table-cell>
          <table:table-cell office:value-type="float" office:value="31158">
            <text:p>31158</text:p>
          </table:table-cell>
          <table:table-cell office:value-type="float" office:value="566">
            <text:p>566</text:p>
          </table:table-cell>
          <table:table-cell office:value-type="float" office:value="350.375">
            <text:p>350.375</text:p>
          </table:table-cell>
          <table:table-cell office:value-type="float" office:value="-802.375">
            <text:p>-802.375</text:p>
          </table:table-cell>
          <table:table-cell office:value-type="float" office:value="0.0397751229796205">
            <text:p>0.039775123</text:p>
          </table:table-cell>
          <table:table-cell office:value-type="float" office:value="0.0168953129520687">
            <text:p>0.016895313</text:p>
          </table:table-cell>
          <table:table-cell office:value-type="float" office:value="-0.0257518133384685">
            <text:p>-0.0257518133</text:p>
          </table:table-cell>
          <table:table-cell office:value-type="float" office:value="1.14231376882844">
            <text:p>1.1423137688</text:p>
          </table:table-cell>
          <table:table-cell office:value-type="float" office:value="1.05969308046775">
            <text:p>1.0596930805</text:p>
          </table:table-cell>
          <table:table-cell office:value-type="float" office:value="0.91116843886019">
            <text:p>0.9111684389</text:p>
          </table:table-cell>
          <table:table-cell office:value-type="float" office:value="17.7709715082797">
            <text:p>17.7709715083</text:p>
          </table:table-cell>
          <table:table-cell office:value-type="float" office:value="0">
            <text:p>0</text:p>
          </table:table-cell>
          <table:table-cell office:value-type="float" office:value="-26.5683610845321">
            <text:p>-26.568361084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4000">
            <text:p>14000</text:p>
          </table:table-cell>
          <table:table-cell office:value-type="float" office:value="19369">
            <text:p>19369</text:p>
          </table:table-cell>
          <table:table-cell office:value-type="float" office:value="29597">
            <text:p>29597</text:p>
          </table:table-cell>
          <table:table-cell office:value-type="float" office:value="520">
            <text:p>520</text:p>
          </table:table-cell>
          <table:table-cell office:value-type="float" office:value="-699.375">
            <text:p>-699.375</text:p>
          </table:table-cell>
          <table:table-cell office:value-type="float" office:value="-56.375">
            <text:p>-56.375</text:p>
          </table:table-cell>
          <table:table-cell office:value-type="float" office:value="0.0371428571428571">
            <text:p>0.0371428571</text:p>
          </table:table-cell>
          <table:table-cell office:value-type="float" office:value="-0.0361079560121844">
            <text:p>-0.036107956</text:p>
          </table:table-cell>
          <table:table-cell office:value-type="float" office:value="-0.00190475386018853">
            <text:p>-0.0019047539</text:p>
          </table:table-cell>
          <table:table-cell office:value-type="float" office:value="1.132704">
            <text:p>1.132704</text:p>
          </table:table-cell>
          <table:table-cell office:value-type="float" office:value="0.876177571552615">
            <text:p>0.8761775716</text:p>
          </table:table-cell>
          <table:table-cell office:value-type="float" office:value="0.993340472540385">
            <text:p>0.9933404725</text:p>
          </table:table-cell>
          <table:table-cell office:value-type="float" office:value="19.0061219268951">
            <text:p>19.0061219269</text:p>
          </table:table-cell>
          <table:table-cell office:value-type="float" office:value="-18.8478244318934">
            <text:p>-18.8478244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table:number-columns-repeated="2" office:value-type="float" office:value="639">
            <text:p>639</text:p>
          </table:table-cell>
          <table:table-cell office:value-type="float" office:value="13372">
            <text:p>13372</text:p>
          </table:table-cell>
          <table:table-cell office:value-type="float" office:value="18740">
            <text:p>18740</text:p>
          </table:table-cell>
          <table:table-cell office:value-type="float" office:value="31874">
            <text:p>31874</text:p>
          </table:table-cell>
          <table:table-cell office:value-type="float" office:value="-312.125">
            <text:p>-312.125</text:p>
          </table:table-cell>
          <table:table-cell office:value-type="float" office:value="552.75">
            <text:p>552.75</text:p>
          </table:table-cell>
          <table:table-cell office:value-type="float" office:value="-375.125">
            <text:p>-375.125</text:p>
          </table:table-cell>
          <table:table-cell office:value-type="float" office:value="-0.0233416841160634">
            <text:p>-0.0233416841</text:p>
          </table:table-cell>
          <table:table-cell office:value-type="float" office:value="0.0294957310565635">
            <text:p>0.0294957311</text:p>
          </table:table-cell>
          <table:table-cell office:value-type="float" office:value="-0.0117689966744055">
            <text:p>-0.0117689967</text:p>
          </table:table-cell>
          <table:table-cell office:value-type="float" office:value="0.919371980659831">
            <text:p>0.9193719807</text:p>
          </table:table-cell>
          <table:table-cell office:value-type="float" office:value="1.10494025507307">
            <text:p>1.1049402551</text:p>
          </table:table-cell>
          <table:table-cell office:value-type="float" office:value="0.959079989833716">
            <text:p>0.9590799898</text:p>
          </table:table-cell>
          <table:table-cell office:value-type="float" office:value="-29.34774210015">
            <text:p>-29.3477421002</text:p>
          </table:table-cell>
          <table:table-cell office:value-type="float" office:value="23.8448097835637">
            <text:p>23.8448097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12220">
            <text:p>12220</text:p>
          </table:table-cell>
          <table:table-cell office:value-type="float" office:value="19598">
            <text:p>19598</text:p>
          </table:table-cell>
          <table:table-cell office:value-type="float" office:value="31847">
            <text:p>31847</text:p>
          </table:table-cell>
          <table:table-cell office:value-type="float" office:value="-398.125">
            <text:p>-398.125</text:p>
          </table:table-cell>
          <table:table-cell office:value-type="float" office:value="374.625">
            <text:p>374.625</text:p>
          </table:table-cell>
          <table:table-cell office:value-type="float" office:value="-630.375">
            <text:p>-630.375</text:p>
          </table:table-cell>
          <table:table-cell office:value-type="float" office:value="-0.0325797872340426">
            <text:p>-0.0325797872</text:p>
          </table:table-cell>
          <table:table-cell office:value-type="float" office:value="0.0191154709664251">
            <text:p>0.019115471</text:p>
          </table:table-cell>
          <table:table-cell office:value-type="float" office:value="-0.0197938581342042">
            <text:p>-0.0197938581</text:p>
          </table:table-cell>
          <table:table-cell office:value-type="float" office:value="0.888051172051833">
            <text:p>0.8880511721</text:p>
          </table:table-cell>
          <table:table-cell office:value-type="float" office:value="1.06762033479381">
            <text:p>1.0676203348</text:p>
          </table:table-cell>
          <table:table-cell office:value-type="float" office:value="0.931489418297166">
            <text:p>0.9314894183</text:p>
          </table:table-cell>
          <table:table-cell office:value-type="float" office:value="-20.9268879091339">
            <text:p>-20.92688790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2350">
            <text:p>12350</text:p>
          </table:table-cell>
          <table:table-cell office:value-type="float" office:value="20110">
            <text:p>20110</text:p>
          </table:table-cell>
          <table:table-cell office:value-type="float" office:value="30152">
            <text:p>30152</text:p>
          </table:table-cell>
          <table:table-cell office:value-type="float" office:value="-124.25">
            <text:p>-124.25</text:p>
          </table:table-cell>
          <table:table-cell office:value-type="float" office:value="290.5">
            <text:p>290.5</text:p>
          </table:table-cell>
          <table:table-cell office:value-type="float" office:value="-932.5">
            <text:p>-932.5</text:p>
          </table:table-cell>
          <table:table-cell office:value-type="float" office:value="-0.0100607287449393">
            <text:p>-0.0100607287</text:p>
          </table:table-cell>
          <table:table-cell office:value-type="float" office:value="0.0144455494778717">
            <text:p>0.0144455495</text:p>
          </table:table-cell>
          <table:table-cell office:value-type="float" office:value="-0.0309266383656142">
            <text:p>-0.0309266384</text:p>
          </table:table-cell>
          <table:table-cell office:value-type="float" office:value="0.964985837187956">
            <text:p>0.9649858372</text:p>
          </table:table-cell>
          <table:table-cell office:value-type="float" office:value="1.050968424016">
            <text:p>1.050968424</text:p>
          </table:table-cell>
          <table:table-cell office:value-type="float" office:value="0.893631421363121">
            <text:p>0.8936314214</text:p>
          </table:table-cell>
          <table:table-cell table:number-columns-repeated="2" office:value-type="float" office:value="0">
            <text:p>0</text:p>
          </table:table-cell>
          <table:table-cell office:value-type="float" office:value="-22.0642378866158">
            <text:p>-22.064237886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3052">
            <text:p>13052</text:p>
          </table:table-cell>
          <table:table-cell office:value-type="float" office:value="18554">
            <text:p>18554</text:p>
          </table:table-cell>
          <table:table-cell office:value-type="float" office:value="28805">
            <text:p>28805</text:p>
          </table:table-cell>
          <table:table-cell office:value-type="float" office:value="156.625">
            <text:p>156.625</text:p>
          </table:table-cell>
          <table:table-cell office:value-type="float" office:value="-636">
            <text:p>-636</text:p>
          </table:table-cell>
          <table:table-cell office:value-type="float" office:value="-30.75">
            <text:p>-30.75</text:p>
          </table:table-cell>
          <table:table-cell office:value-type="float" office:value="0.0120000766166105">
            <text:p>0.0120000766</text:p>
          </table:table-cell>
          <table:table-cell office:value-type="float" office:value="-0.0342783227336423">
            <text:p>-0.0342783227</text:p>
          </table:table-cell>
          <table:table-cell office:value-type="float" office:value="-0.00106752299947926">
            <text:p>-0.001067523</text:p>
          </table:table-cell>
          <table:table-cell office:value-type="float" office:value="1.04228251176219">
            <text:p>1.0422825118</text:p>
          </table:table-cell>
          <table:table-cell office:value-type="float" office:value="0.882328877114738">
            <text:p>0.8823288771</text:p>
          </table:table-cell>
          <table:table-cell office:value-type="float" office:value="0.996265903128317">
            <text:p>0.9962659031</text:p>
          </table:table-cell>
          <table:table-cell office:value-type="float" office:value="0">
            <text:p>0</text:p>
          </table:table-cell>
          <table:table-cell office:value-type="float" office:value="-19.8725639081401">
            <text:p>-19.87256390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37">
            <text:p>637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3216">
            <text:p>13216</text:p>
          </table:table-cell>
          <table:table-cell office:value-type="float" office:value="19371">
            <text:p>19371</text:p>
          </table:table-cell>
          <table:table-cell office:value-type="float" office:value="30827">
            <text:p>30827</text:p>
          </table:table-cell>
          <table:table-cell office:value-type="float" office:value="-633.25">
            <text:p>-633.25</text:p>
          </table:table-cell>
          <table:table-cell office:value-type="float" office:value="951.375">
            <text:p>951.375</text:p>
          </table:table-cell>
          <table:table-cell office:value-type="float" office:value="-338.625">
            <text:p>-338.625</text:p>
          </table:table-cell>
          <table:table-cell office:value-type="float" office:value="-0.0479154055690073">
            <text:p>-0.0479154056</text:p>
          </table:table-cell>
          <table:table-cell office:value-type="float" office:value="0.0491133653399412">
            <text:p>0.0491133653</text:p>
          </table:table-cell>
          <table:table-cell office:value-type="float" office:value="-0.0109846887468777">
            <text:p>-0.0109846887</text:p>
          </table:table-cell>
          <table:table-cell office:value-type="float" office:value="0.836796017246526">
            <text:p>0.8367960172</text:p>
          </table:table-cell>
          <table:table-cell office:value-type="float" office:value="1.17662453909362">
            <text:p>1.1766245391</text:p>
          </table:table-cell>
          <table:table-cell office:value-type="float" office:value="0.961790089624185">
            <text:p>0.9617900896</text:p>
          </table:table-cell>
          <table:table-cell office:value-type="float" office:value="-14.1166513321052">
            <text:p>-14.1166513321</text:p>
          </table:table-cell>
          <table:table-cell office:value-type="float" office:value="14.4570130750191">
            <text:p>14.457013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11115">
            <text:p>11115</text:p>
          </table:table-cell>
          <table:table-cell office:value-type="float" office:value="19305">
            <text:p>19305</text:p>
          </table:table-cell>
          <table:table-cell office:value-type="float" office:value="30758">
            <text:p>30758</text:p>
          </table:table-cell>
          <table:table-cell office:value-type="float" office:value="-554.125">
            <text:p>-554.125</text:p>
          </table:table-cell>
          <table:table-cell office:value-type="float" office:value="940.5">
            <text:p>940.5</text:p>
          </table:table-cell>
          <table:table-cell office:value-type="float" office:value="-730.375">
            <text:p>-730.375</text:p>
          </table:table-cell>
          <table:table-cell office:value-type="float" office:value="-0.0498538011695906">
            <text:p>-0.0498538012</text:p>
          </table:table-cell>
          <table:table-cell office:value-type="float" office:value="0.0487179487179487">
            <text:p>0.0487179487</text:p>
          </table:table-cell>
          <table:table-cell office:value-type="float" office:value="-0.023745854736979">
            <text:p>-0.0237458547</text:p>
          </table:table-cell>
          <table:table-cell office:value-type="float" office:value="0.830383082828905">
            <text:p>0.8303830828</text:p>
          </table:table-cell>
          <table:table-cell office:value-type="float" office:value="1.1751647600263">
            <text:p>1.17516476</text:p>
          </table:table-cell>
          <table:table-cell office:value-type="float" office:value="0.917994685030265">
            <text:p>0.917994685</text:p>
          </table:table-cell>
          <table:table-cell office:value-type="float" office:value="-13.554070014934">
            <text:p>-13.5540700149</text:p>
          </table:table-cell>
          <table:table-cell office:value-type="float" office:value="14.5715839511465">
            <text:p>14.5715839511</text:p>
          </table:table-cell>
          <table:table-cell office:value-type="float" office:value="-28.842277493976">
            <text:p>-28.84227749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1704">
            <text:p>11704</text:p>
          </table:table-cell>
          <table:table-cell office:value-type="float" office:value="19800">
            <text:p>19800</text:p>
          </table:table-cell>
          <table:table-cell office:value-type="float" office:value="29171">
            <text:p>29171</text:p>
          </table:table-cell>
          <table:table-cell office:value-type="float" office:value="-504.5">
            <text:p>-504.5</text:p>
          </table:table-cell>
          <table:table-cell office:value-type="float" office:value="-757.25">
            <text:p>-757.25</text:p>
          </table:table-cell>
          <table:table-cell office:value-type="float" office:value="-761.125">
            <text:p>-761.125</text:p>
          </table:table-cell>
          <table:table-cell office:value-type="float" office:value="-0.0431049213943951">
            <text:p>-0.0431049214</text:p>
          </table:table-cell>
          <table:table-cell office:value-type="float" office:value="-0.0382449494949495">
            <text:p>-0.0382449495</text:p>
          </table:table-cell>
          <table:table-cell office:value-type="float" office:value="-0.0260918377841006">
            <text:p>-0.0260918378</text:p>
          </table:table-cell>
          <table:table-cell office:value-type="float" office:value="0.852774522246515">
            <text:p>0.8527745222</text:p>
          </table:table-cell>
          <table:table-cell office:value-type="float" office:value="0.869009522044944">
            <text:p>0.869009522</text:p>
          </table:table-cell>
          <table:table-cell office:value-type="float" office:value="0.910012904393593">
            <text:p>0.9100129044</text:p>
          </table:table-cell>
          <table:table-cell office:value-type="float" office:value="-15.7313464157264">
            <text:p>-15.7313464157</text:p>
          </table:table-cell>
          <table:table-cell office:value-type="float" office:value="-17.7750619821546">
            <text:p>-17.7750619822</text:p>
          </table:table-cell>
          <table:table-cell office:value-type="float" office:value="-26.2175703776041">
            <text:p>-26.217570377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337">
            <text:p>337</text:p>
          </table:table-cell>
          <table:table-cell office:value-type="float" office:value="11647">
            <text:p>11647</text:p>
          </table:table-cell>
          <table:table-cell office:value-type="float" office:value="18258">
            <text:p>18258</text:p>
          </table:table-cell>
          <table:table-cell office:value-type="float" office:value="30120">
            <text:p>30120</text:p>
          </table:table-cell>
          <table:table-cell office:value-type="float" office:value="-69.875">
            <text:p>-69.875</text:p>
          </table:table-cell>
          <table:table-cell office:value-type="float" office:value="-308.875">
            <text:p>-308.875</text:p>
          </table:table-cell>
          <table:table-cell office:value-type="float" office:value="1837.5">
            <text:p>1837.5</text:p>
          </table:table-cell>
          <table:table-cell office:value-type="float" office:value="-0.00599939898686357">
            <text:p>-0.005999399</text:p>
          </table:table-cell>
          <table:table-cell office:value-type="float" office:value="-0.016917241757038">
            <text:p>-0.0169172418</text:p>
          </table:table-cell>
          <table:table-cell office:value-type="float" office:value="0.0610059760956175">
            <text:p>0.0610059761</text:p>
          </table:table-cell>
          <table:table-cell office:value-type="float" office:value="0.979072649410856">
            <text:p>0.9790726494</text:p>
          </table:table-cell>
          <table:table-cell office:value-type="float" office:value="0.941350592264952">
            <text:p>0.9413505923</text:p>
          </table:table-cell>
          <table:table-cell office:value-type="float" office:value="1.22081550540864">
            <text:p>1.2208155054</text:p>
          </table:table-cell>
          <table:table-cell table:number-columns-repeated="2" office:value-type="float" office:value="0">
            <text:p>0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2312">
            <text:p>12312</text:p>
          </table:table-cell>
          <table:table-cell office:value-type="float" office:value="19399">
            <text:p>19399</text:p>
          </table:table-cell>
          <table:table-cell office:value-type="float" office:value="35700">
            <text:p>35700</text:p>
          </table:table-cell>
          <table:table-cell office:value-type="float" office:value="186.5">
            <text:p>186.5</text:p>
          </table:table-cell>
          <table:table-cell office:value-type="float" office:value="814.625">
            <text:p>814.625</text:p>
          </table:table-cell>
          <table:table-cell office:value-type="float" office:value="1530">
            <text:p>1530</text:p>
          </table:table-cell>
          <table:table-cell office:value-type="float" office:value="0.0151478232618583">
            <text:p>0.0151478233</text:p>
          </table:table-cell>
          <table:table-cell office:value-type="float" office:value="0.0419931439764936">
            <text:p>0.041993144</text:p>
          </table:table-cell>
          <table:table-cell office:value-type="float" office:value="0.0428571428571429">
            <text:p>0.0428571429</text:p>
          </table:table-cell>
          <table:table-cell office:value-type="float" office:value="1.05346711625367">
            <text:p>1.0534671163</text:p>
          </table:table-cell>
          <table:table-cell office:value-type="float" office:value="1.15043231523415">
            <text:p>1.1504323152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6.8503963342381">
            <text:p>16.8503963342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11115">
            <text:p>11115</text:p>
          </table:table-cell>
          <table:table-cell office:value-type="float" office:value="18850">
            <text:p>18850</text:p>
          </table:table-cell>
          <table:table-cell office:value-type="float" office:value="35100">
            <text:p>35100</text:p>
          </table:table-cell>
          <table:table-cell office:value-type="float" office:value="-554.125">
            <text:p>-554.125</text:p>
          </table:table-cell>
          <table:table-cell office:value-type="float" office:value="-907.375">
            <text:p>-907.375</text:p>
          </table:table-cell>
          <table:table-cell office:value-type="float" office:value="1710">
            <text:p>1710</text:p>
          </table:table-cell>
          <table:table-cell office:value-type="float" office:value="-0.0498538011695906">
            <text:p>-0.0498538012</text:p>
          </table:table-cell>
          <table:table-cell office:value-type="float" office:value="-0.0481366047745358">
            <text:p>-0.0481366048</text:p>
          </table:table-cell>
          <table:table-cell office:value-type="float" office:value="0.0487179487179487">
            <text:p>0.0487179487</text:p>
          </table:table-cell>
          <table:table-cell office:value-type="float" office:value="0.830383082828905">
            <text:p>0.8303830828</text:p>
          </table:table-cell>
          <table:table-cell office:value-type="float" office:value="0.836063463418796">
            <text:p>0.8360634634</text:p>
          </table:table-cell>
          <table:table-cell office:value-type="float" office:value="1.1751647600263">
            <text:p>1.17516476</text:p>
          </table:table-cell>
          <table:table-cell office:value-type="float" office:value="-13.554070014934">
            <text:p>-13.5540700149</text:p>
          </table:table-cell>
          <table:table-cell office:value-type="float" office:value="-14.0501629038403">
            <text:p>-14.0501629038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10784">
            <text:p>10784</text:p>
          </table:table-cell>
          <table:table-cell office:value-type="float" office:value="19740">
            <text:p>19740</text:p>
          </table:table-cell>
          <table:table-cell office:value-type="float" office:value="36960">
            <text:p>36960</text:p>
          </table:table-cell>
          <table:table-cell office:value-type="float" office:value="-651.5">
            <text:p>-651.5</text:p>
          </table:table-cell>
          <table:table-cell office:value-type="float" office:value="1087.5">
            <text:p>1087.5</text:p>
          </table:table-cell>
          <table:table-cell office:value-type="float" office:value="1492.5">
            <text:p>1492.5</text:p>
          </table:table-cell>
          <table:table-cell office:value-type="float" office:value="-0.0604135756676558">
            <text:p>-0.0604135757</text:p>
          </table:table-cell>
          <table:table-cell office:value-type="float" office:value="0.0550911854103343">
            <text:p>0.0550911854</text:p>
          </table:table-cell>
          <table:table-cell office:value-type="float" office:value="0.0403814935064935">
            <text:p>0.0403814935</text:p>
          </table:table-cell>
          <table:table-cell office:value-type="float" office:value="0.79570609340811">
            <text:p>0.7957060934</text:p>
          </table:table-cell>
          <table:table-cell office:value-type="float" office:value="1.19876782480761">
            <text:p>1.1987678248</text:p>
          </table:table-cell>
          <table:table-cell office:value-type="float" office:value="1.14453133070764">
            <text:p>1.1445313307</text:p>
          </table:table-cell>
          <table:table-cell office:value-type="float" office:value="-11.1231950724477">
            <text:p>-11.1231950724</text:p>
          </table:table-cell>
          <table:table-cell office:value-type="float" office:value="12.9252925190085">
            <text:p>12.925292519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11616">
            <text:p>11616</text:p>
          </table:table-cell>
          <table:table-cell office:value-type="float" office:value="20420">
            <text:p>20420</text:p>
          </table:table-cell>
          <table:table-cell office:value-type="float" office:value="38675">
            <text:p>38675</text:p>
          </table:table-cell>
          <table:table-cell office:value-type="float" office:value="-232.25">
            <text:p>-232.25</text:p>
          </table:table-cell>
          <table:table-cell office:value-type="float" office:value="857.5">
            <text:p>857.5</text:p>
          </table:table-cell>
          <table:table-cell office:value-type="float" office:value="1657.5">
            <text:p>1657.5</text:p>
          </table:table-cell>
          <table:table-cell office:value-type="float" office:value="-0.0199939738292011">
            <text:p>-0.0199939738</text:p>
          </table:table-cell>
          <table:table-cell office:value-type="float" office:value="0.0419931439764936">
            <text:p>0.041993144</text:p>
          </table:table-cell>
          <table:table-cell office:value-type="float" office:value="0.0428571428571429">
            <text:p>0.0428571429</text:p>
          </table:table-cell>
          <table:table-cell office:value-type="float" office:value="0.930804619217182">
            <text:p>0.9308046192</text:p>
          </table:table-cell>
          <table:table-cell office:value-type="float" office:value="1.15043231523415">
            <text:p>1.1504323152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6.8503963342381">
            <text:p>16.8503963342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10">
            <text:p>410</text:p>
          </table:table-cell>
          <table:table-cell office:value-type="float" office:value="12312">
            <text:p>12312</text:p>
          </table:table-cell>
          <table:table-cell office:value-type="float" office:value="21384">
            <text:p>21384</text:p>
          </table:table-cell>
          <table:table-cell office:value-type="float" office:value="38880">
            <text:p>38880</text:p>
          </table:table-cell>
          <table:table-cell office:value-type="float" office:value="186.5">
            <text:p>186.5</text:p>
          </table:table-cell>
          <table:table-cell office:value-type="float" office:value="746.625">
            <text:p>746.625</text:p>
          </table:table-cell>
          <table:table-cell office:value-type="float" office:value="1357.5">
            <text:p>1357.5</text:p>
          </table:table-cell>
          <table:table-cell office:value-type="float" office:value="0.0151478232618583">
            <text:p>0.0151478233</text:p>
          </table:table-cell>
          <table:table-cell table:number-columns-repeated="2" office:value-type="float" office:value="0.0349151234567901">
            <text:p>0.0349151235</text:p>
          </table:table-cell>
          <table:table-cell office:value-type="float" office:value="1.05346711625367">
            <text:p>1.0534671163</text:p>
          </table:table-cell>
          <table:table-cell table:number-columns-repeated="2" office:value-type="float" office:value="1.12459230115693">
            <text:p>1.1245923012</text:p>
          </table:table-cell>
          <table:table-cell office:value-type="float" office:value="0">
            <text:p>0</text:p>
          </table:table-cell>
          <table:table-cell table:number-columns-repeated="2" office:value-type="float" office:value="20.1969392399569">
            <text:p>20.19693924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1952">
            <text:p>11952</text:p>
          </table:table-cell>
          <table:table-cell office:value-type="float" office:value="22525">
            <text:p>22525</text:p>
          </table:table-cell>
          <table:table-cell office:value-type="float" office:value="41880">
            <text:p>41880</text:p>
          </table:table-cell>
          <table:table-cell office:value-type="float" office:value="-142">
            <text:p>-142</text:p>
          </table:table-cell>
          <table:table-cell office:value-type="float" office:value="756.25">
            <text:p>756.25</text:p>
          </table:table-cell>
          <table:table-cell office:value-type="float" office:value="1215">
            <text:p>1215</text:p>
          </table:table-cell>
          <table:table-cell office:value-type="float" office:value="-0.0118808567603748">
            <text:p>-0.0118808568</text:p>
          </table:table-cell>
          <table:table-cell office:value-type="float" office:value="0.0335738068812431">
            <text:p>0.0335738069</text:p>
          </table:table-cell>
          <table:table-cell office:value-type="float" office:value="0.0290114613180516">
            <text:p>0.0290114613</text:p>
          </table:table-cell>
          <table:table-cell office:value-type="float" office:value="0.958693664663115">
            <text:p>0.9586936647</text:p>
          </table:table-cell>
          <table:table-cell office:value-type="float" office:value="1.11971763708101">
            <text:p>1.1197176371</text:p>
          </table:table-cell>
          <table:table-cell office:value-type="float" office:value="1.10318977779329">
            <text:p>1.1031897778</text:p>
          </table:table-cell>
          <table:table-cell office:value-type="float" office:value="0">
            <text:p>0</text:p>
          </table:table-cell>
          <table:table-cell office:value-type="float" office:value="20.9901408701655">
            <text:p>20.9901408702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0992">
            <text:p>10992</text:p>
          </table:table-cell>
          <table:table-cell office:value-type="float" office:value="22225">
            <text:p>22225</text:p>
          </table:table-cell>
          <table:table-cell office:value-type="float" office:value="40440">
            <text:p>40440</text:p>
          </table:table-cell>
          <table:table-cell office:value-type="float" office:value="126">
            <text:p>126</text:p>
          </table:table-cell>
          <table:table-cell office:value-type="float" office:value="487.5">
            <text:p>487.5</text:p>
          </table:table-cell>
          <table:table-cell office:value-type="float" office:value="532.5">
            <text:p>532.5</text:p>
          </table:table-cell>
          <table:table-cell office:value-type="float" office:value="0.0114628820960699">
            <text:p>0.0114628821</text:p>
          </table:table-cell>
          <table:table-cell office:value-type="float" office:value="0.0219347581552306">
            <text:p>0.0219347582</text:p>
          </table:table-cell>
          <table:table-cell office:value-type="float" office:value="0.0131676557863501">
            <text:p>0.0131676558</text:p>
          </table:table-cell>
          <table:table-cell office:value-type="float" office:value="1.0403776267615">
            <text:p>1.0403776268</text:p>
          </table:table-cell>
          <table:table-cell office:value-type="float" office:value="1.07771467542935">
            <text:p>1.0777146754</text:p>
          </table:table-cell>
          <table:table-cell office:value-type="float" office:value="1.04642663408368">
            <text:p>1.0464266341</text:p>
          </table:table-cell>
          <table:table-cell office:value-type="float" office:value="0">
            <text:p>0</text:p>
          </table:table-cell>
          <table:table-cell office:value-type="float" office:value="31.9457225262513">
            <text:p>31.9457225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11904">
            <text:p>11904</text:p>
          </table:table-cell>
          <table:table-cell office:value-type="float" office:value="23800">
            <text:p>23800</text:p>
          </table:table-cell>
          <table:table-cell office:value-type="float" office:value="43560">
            <text:p>43560</text:p>
          </table:table-cell>
          <table:table-cell office:value-type="float" office:value="-84">
            <text:p>-84</text:p>
          </table:table-cell>
          <table:table-cell office:value-type="float" office:value="681.25">
            <text:p>681.25</text:p>
          </table:table-cell>
          <table:table-cell office:value-type="float" office:value="982.5">
            <text:p>982.5</text:p>
          </table:table-cell>
          <table:table-cell office:value-type="float" office:value="-0.00705645161290323">
            <text:p>-0.0070564516</text:p>
          </table:table-cell>
          <table:table-cell office:value-type="float" office:value="0.0286239495798319">
            <text:p>0.0286239496</text:p>
          </table:table-cell>
          <table:table-cell office:value-type="float" office:value="0.0225550964187328">
            <text:p>0.0225550964</text:p>
          </table:table-cell>
          <table:table-cell office:value-type="float" office:value="0.975400014633195">
            <text:p>0.9754000146</text:p>
          </table:table-cell>
          <table:table-cell office:value-type="float" office:value="1.10178971128893">
            <text:p>1.1017897113</text:p>
          </table:table-cell>
          <table:table-cell office:value-type="float" office:value="1.0799399529195">
            <text:p>1.0799399529</text:p>
          </table:table-cell>
          <table:table-cell office:value-type="float" office:value="0">
            <text:p>0</text:p>
          </table:table-cell>
          <table:table-cell office:value-type="float" office:value="24.5605807293502">
            <text:p>24.5605807294</text:p>
          </table:table-cell>
          <table:table-cell office:value-type="float" office:value="31.0765739811198">
            <text:p>31.076573981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1264">
            <text:p>11264</text:p>
          </table:table-cell>
          <table:table-cell office:value-type="float" office:value="24650">
            <text:p>24650</text:p>
          </table:table-cell>
          <table:table-cell office:value-type="float" office:value="46560">
            <text:p>46560</text:p>
          </table:table-cell>
          <table:table-cell office:value-type="float" office:value="-250">
            <text:p>-250</text:p>
          </table:table-cell>
          <table:table-cell office:value-type="float" office:value="-153.125">
            <text:p>-153.125</text:p>
          </table:table-cell>
          <table:table-cell office:value-type="float" office:value="420">
            <text:p>420</text:p>
          </table:table-cell>
          <table:table-cell office:value-type="float" office:value="-0.0221946022727273">
            <text:p>-0.0221946023</text:p>
          </table:table-cell>
          <table:table-cell office:value-type="float" office:value="-0.00621196754563895">
            <text:p>-0.0062119675</text:p>
          </table:table-cell>
          <table:table-cell office:value-type="float" office:value="0.00902061855670103">
            <text:p>0.0090206186</text:p>
          </table:table-cell>
          <table:table-cell office:value-type="float" office:value="0.923284388770742">
            <text:p>0.9232843888</text:p>
          </table:table-cell>
          <table:table-cell office:value-type="float" office:value="0.978333747130208">
            <text:p>0.9783337471</text:p>
          </table:table-cell>
          <table:table-cell office:value-type="float" office:value="1.03173165320438">
            <text:p>1.0317316532</text:p>
          </table:table-cell>
          <table:table-cell office:value-type="float" office:value="-30.8825693364844">
            <text:p>-30.88256933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502">
            <text:p>502</text:p>
          </table:table-cell>
          <table:table-cell office:value-type="float" office:value="10032">
            <text:p>10032</text:p>
          </table:table-cell>
          <table:table-cell office:value-type="float" office:value="22975">
            <text:p>22975</text:p>
          </table:table-cell>
          <table:table-cell office:value-type="float" office:value="44820">
            <text:p>44820</text:p>
          </table:table-cell>
          <table:table-cell office:value-type="float" office:value="-240.5">
            <text:p>-240.5</text:p>
          </table:table-cell>
          <table:table-cell office:value-type="float" office:value="-284.125">
            <text:p>-284.125</text:p>
          </table:table-cell>
          <table:table-cell office:value-type="float" office:value="-532.5">
            <text:p>-532.5</text:p>
          </table:table-cell>
          <table:table-cell office:value-type="float" office:value="-0.0239732854864434">
            <text:p>-0.0239732855</text:p>
          </table:table-cell>
          <table:table-cell office:value-type="float" office:value="-0.0123667029379761">
            <text:p>-0.0123667029</text:p>
          </table:table-cell>
          <table:table-cell office:value-type="float" office:value="-0.0118808567603748">
            <text:p>-0.0118808568</text:p>
          </table:table-cell>
          <table:table-cell office:value-type="float" office:value="0.917219948894797">
            <text:p>0.9172199489</text:p>
          </table:table-cell>
          <table:table-cell office:value-type="float" office:value="0.957016292986534">
            <text:p>0.957016293</text:p>
          </table:table-cell>
          <table:table-cell office:value-type="float" office:value="0.958693664663115">
            <text:p>0.9586936647</text:p>
          </table:table-cell>
          <table:table-cell office:value-type="float" office:value="-28.5653408757969">
            <text:p>-28.56534087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595">
            <text:p>595</text:p>
          </table:table-cell>
          <table:table-cell office:value-type="float" office:value="11792">
            <text:p>11792</text:p>
          </table:table-cell>
          <table:table-cell office:value-type="float" office:value="23700">
            <text:p>23700</text:p>
          </table:table-cell>
          <table:table-cell office:value-type="float" office:value="47190">
            <text:p>47190</text:p>
          </table:table-cell>
          <table:table-cell office:value-type="float" office:value="4.375">
            <text:p>4.375</text:p>
          </table:table-cell>
          <table:table-cell office:value-type="float" office:value="462.5">
            <text:p>462.5</text:p>
          </table:table-cell>
          <table:table-cell office:value-type="float" office:value="1064.375">
            <text:p>1064.375</text:p>
          </table:table-cell>
          <table:table-cell office:value-type="float" office:value="0.000371014246947083">
            <text:p>0.0003710142</text:p>
          </table:table-cell>
          <table:table-cell office:value-type="float" office:value="0.0195147679324895">
            <text:p>0.0195147679</text:p>
          </table:table-cell>
          <table:table-cell office:value-type="float" office:value="0.0225550964187328">
            <text:p>0.0225550964</text:p>
          </table:table-cell>
          <table:table-cell office:value-type="float" office:value="1.00129881966139">
            <text:p>1.0012988197</text:p>
          </table:table-cell>
          <table:table-cell office:value-type="float" office:value="1.06904810705193">
            <text:p>1.0690481071</text:p>
          </table:table-cell>
          <table:table-cell office:value-type="float" office:value="1.0799399529195">
            <text:p>1.0799399529</text:p>
          </table:table-cell>
          <table:table-cell table:number-columns-repeated="2" office:value-type="float" office:value="0">
            <text:p>0</text:p>
          </table:table-cell>
          <table:table-cell office:value-type="float" office:value="31.0765739811198">
            <text:p>31.07657398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585">
            <text:p>585</text:p>
          </table:table-cell>
          <table:table-cell office:value-type="float" office:value="10944">
            <text:p>10944</text:p>
          </table:table-cell>
          <table:table-cell office:value-type="float" office:value="24775">
            <text:p>24775</text:p>
          </table:table-cell>
          <table:table-cell office:value-type="float" office:value="50440">
            <text:p>50440</text:p>
          </table:table-cell>
          <table:table-cell office:value-type="float" office:value="-129.375">
            <text:p>-129.375</text:p>
          </table:table-cell>
          <table:table-cell office:value-type="float" office:value="-109.5">
            <text:p>-109.5</text:p>
          </table:table-cell>
          <table:table-cell office:value-type="float" office:value="455">
            <text:p>455</text:p>
          </table:table-cell>
          <table:table-cell office:value-type="float" office:value="-0.0118215460526316">
            <text:p>-0.0118215461</text:p>
          </table:table-cell>
          <table:table-cell office:value-type="float" office:value="-0.00441977800201816">
            <text:p>-0.004419778</text:p>
          </table:table-cell>
          <table:table-cell office:value-type="float" office:value="0.00902061855670103">
            <text:p>0.0090206186</text:p>
          </table:table-cell>
          <table:table-cell office:value-type="float" office:value="0.958898496759895">
            <text:p>0.9588984968</text:p>
          </table:table-cell>
          <table:table-cell office:value-type="float" office:value="0.984569064490607">
            <text:p>0.9845690645</text:p>
          </table:table-cell>
          <table:table-cell office:value-type="float" office:value="1.03173165320438">
            <text:p>1.03173165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16">
            <text:p>616</text:p>
          </table:table-cell>
          <table:table-cell office:value-type="float" office:value="10416">
            <text:p>10416</text:p>
          </table:table-cell>
          <table:table-cell office:value-type="float" office:value="23904">
            <text:p>23904</text:p>
          </table:table-cell>
          <table:table-cell office:value-type="float" office:value="48555">
            <text:p>48555</text:p>
          </table:table-cell>
          <table:table-cell office:value-type="float" office:value="-122.75">
            <text:p>-122.75</text:p>
          </table:table-cell>
          <table:table-cell office:value-type="float" office:value="-284">
            <text:p>-284</text:p>
          </table:table-cell>
          <table:table-cell office:value-type="float" office:value="-576.875">
            <text:p>-576.875</text:p>
          </table:table-cell>
          <table:table-cell office:value-type="float" office:value="-0.0117847542242704">
            <text:p>-0.0117847542</text:p>
          </table:table-cell>
          <table:table-cell table:number-columns-repeated="2" office:value-type="float" office:value="-0.0118808567603748">
            <text:p>-0.0118808568</text:p>
          </table:table-cell>
          <table:table-cell office:value-type="float" office:value="0.959025565862022">
            <text:p>0.9590255659</text:p>
          </table:table-cell>
          <table:table-cell table:number-columns-repeated="2" office:value-type="float" office:value="0.958693664663115">
            <text:p>0.95869366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10028">
            <text:p>10028</text:p>
          </table:table-cell>
          <table:table-cell office:value-type="float" office:value="22627">
            <text:p>22627</text:p>
          </table:table-cell>
          <table:table-cell office:value-type="float" office:value="46580">
            <text:p>46580</text:p>
          </table:table-cell>
          <table:table-cell office:value-type="float" office:value="-84">
            <text:p>-84</text:p>
          </table:table-cell>
          <table:table-cell office:value-type="float" office:value="-232.125">
            <text:p>-232.125</text:p>
          </table:table-cell>
          <table:table-cell office:value-type="float" office:value="1160.25">
            <text:p>1160.25</text:p>
          </table:table-cell>
          <table:table-cell office:value-type="float" office:value="-0.00837654567211807">
            <text:p>-0.0083765457</text:p>
          </table:table-cell>
          <table:table-cell office:value-type="float" office:value="-0.0102587616564282">
            <text:p>-0.0102587617</text:p>
          </table:table-cell>
          <table:table-cell office:value-type="float" office:value="0.0249087591240876">
            <text:p>0.0249087591</text:p>
          </table:table-cell>
          <table:table-cell office:value-type="float" office:value="0.970819616521685">
            <text:p>0.9708196165</text:p>
          </table:table-cell>
          <table:table-cell office:value-type="float" office:value="0.964300608896319">
            <text:p>0.9643006089</text:p>
          </table:table-cell>
          <table:table-cell office:value-type="float" office:value="1.08839673164527">
            <text:p>1.0883967316</text:p>
          </table:table-cell>
          <table:table-cell table:number-columns-repeated="2" office:value-type="float" office:value="0">
            <text:p>0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11027">
            <text:p>11027</text:p>
          </table:table-cell>
          <table:table-cell office:value-type="float" office:value="24735">
            <text:p>24735</text:p>
          </table:table-cell>
          <table:table-cell office:value-type="float" office:value="49470">
            <text:p>49470</text:p>
          </table:table-cell>
          <table:table-cell office:value-type="float" office:value="62">
            <text:p>62</text:p>
          </table:table-cell>
          <table:table-cell office:value-type="float" office:value="329.375">
            <text:p>329.375</text:p>
          </table:table-cell>
          <table:table-cell office:value-type="float" office:value="658.75">
            <text:p>658.75</text:p>
          </table:table-cell>
          <table:table-cell office:value-type="float" office:value="0.00562256280039902">
            <text:p>0.0056225628</text:p>
          </table:table-cell>
          <table:table-cell table:number-columns-repeated="2" office:value-type="float" office:value="0.0133161512027491">
            <text:p>0.0133161512</text:p>
          </table:table-cell>
          <table:table-cell office:value-type="float" office:value="1.01974093169779">
            <text:p>1.0197409317</text:p>
          </table:table-cell>
          <table:table-cell table:number-columns-repeated="2" office:value-type="float" office:value="1.04695407618002">
            <text:p>1.04695407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10869">
            <text:p>10869</text:p>
          </table:table-cell>
          <table:table-cell office:value-type="float" office:value="24480">
            <text:p>24480</text:p>
          </table:table-cell>
          <table:table-cell office:value-type="float" office:value="48960">
            <text:p>48960</text:p>
          </table:table-cell>
          <table:table-cell office:value-type="float" office:value="108">
            <text:p>108</text:p>
          </table:table-cell>
          <table:table-cell office:value-type="float" office:value="114.75">
            <text:p>114.75</text:p>
          </table:table-cell>
          <table:table-cell office:value-type="float" office:value="229.5">
            <text:p>229.5</text:p>
          </table:table-cell>
          <table:table-cell office:value-type="float" office:value="0.00993651669886834">
            <text:p>0.0099365167</text:p>
          </table:table-cell>
          <table:table-cell table:number-columns-repeated="2" office:value-type="float" office:value="0.0046875">
            <text:p>0.0046875</text:p>
          </table:table-cell>
          <table:table-cell office:value-type="float" office:value="1.03497132779969">
            <text:p>1.0349713278</text:p>
          </table:table-cell>
          <table:table-cell table:number-columns-repeated="2" office:value-type="float" office:value="1.01644931640625">
            <text:p>1.01644931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0282">
            <text:p>10282</text:p>
          </table:table-cell>
          <table:table-cell office:value-type="float" office:value="23199">
            <text:p>23199</text:p>
          </table:table-cell>
          <table:table-cell office:value-type="float" office:value="47090">
            <text:p>47090</text:p>
          </table:table-cell>
          <table:table-cell office:value-type="float" office:value="318">
            <text:p>318</text:p>
          </table:table-cell>
          <table:table-cell office:value-type="float" office:value="642.75">
            <text:p>642.75</text:p>
          </table:table-cell>
          <table:table-cell office:value-type="float" office:value="-436.125">
            <text:p>-436.125</text:p>
          </table:table-cell>
          <table:table-cell office:value-type="float" office:value="0.0309278350515464">
            <text:p>0.0309278351</text:p>
          </table:table-cell>
          <table:table-cell office:value-type="float" office:value="0.0277059356006724">
            <text:p>0.0277059356</text:p>
          </table:table-cell>
          <table:table-cell office:value-type="float" office:value="-0.0092615204926736">
            <text:p>-0.0092615205</text:p>
          </table:table-cell>
          <table:table-cell office:value-type="float" office:value="1.11012222340312">
            <text:p>1.1101222234</text:p>
          </table:table-cell>
          <table:table-cell office:value-type="float" office:value="1.09847530758267">
            <text:p>1.0984753076</text:p>
          </table:table-cell>
          <table:table-cell office:value-type="float" office:value="0.967752798768841">
            <text:p>0.9677527988</text:p>
          </table:table-cell>
          <table:table-cell office:value-type="float" office:value="22.7565730627735">
            <text:p>22.7565730628</text:p>
          </table:table-cell>
          <table:table-cell office:value-type="float" office:value="25.3629980419701">
            <text:p>25.362998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9360">
            <text:p>9360</text:p>
          </table:table-cell>
          <table:table-cell office:value-type="float" office:value="23584">
            <text:p>23584</text:p>
          </table:table-cell>
          <table:table-cell office:value-type="float" office:value="51510">
            <text:p>51510</text:p>
          </table:table-cell>
          <table:table-cell office:value-type="float" office:value="580.25">
            <text:p>580.25</text:p>
          </table:table-cell>
          <table:table-cell office:value-type="float" office:value="-6">
            <text:p>-6</text:p>
          </table:table-cell>
          <table:table-cell office:value-type="float" office:value="433.125">
            <text:p>433.125</text:p>
          </table:table-cell>
          <table:table-cell office:value-type="float" office:value="0.0619925213675214">
            <text:p>0.0619925214</text:p>
          </table:table-cell>
          <table:table-cell office:value-type="float" office:value="-0.000254409769335142">
            <text:p>-0.0002544098</text:p>
          </table:table-cell>
          <table:table-cell office:value-type="float" office:value="0.00840856144437973">
            <text:p>0.0084085614</text:p>
          </table:table-cell>
          <table:table-cell office:value-type="float" office:value="1.22450624728911">
            <text:p>1.2245062473</text:p>
          </table:table-cell>
          <table:table-cell office:value-type="float" office:value="0.999109692667015">
            <text:p>0.9991096927</text:p>
          </table:table-cell>
          <table:table-cell office:value-type="float" office:value="1.02956854471023">
            <text:p>1.0295685447</text:p>
          </table:table-cell>
          <table:table-cell office:value-type="float" office:value="11.5242415185586">
            <text:p>11.5242415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4">
            <text:p>4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12288">
            <text:p>12288</text:p>
          </table:table-cell>
          <table:table-cell office:value-type="float" office:value="27726">
            <text:p>27726</text:p>
          </table:table-cell>
          <table:table-cell office:value-type="float" office:value="60556">
            <text:p>60556</text:p>
          </table:table-cell>
          <table:table-cell office:value-type="float" office:value="781.75">
            <text:p>781.75</text:p>
          </table:table-cell>
          <table:table-cell office:value-type="float" office:value="352.4">
            <text:p>352.4</text:p>
          </table:table-cell>
          <table:table-cell office:value-type="float" office:value="4774.625">
            <text:p>4774.625</text:p>
          </table:table-cell>
          <table:table-cell office:value-type="float" office:value="0.0636189778645833">
            <text:p>0.0636189779</text:p>
          </table:table-cell>
          <table:table-cell office:value-type="float" office:value="0.0127100916107625">
            <text:p>0.0127100916</text:p>
          </table:table-cell>
          <table:table-cell office:value-type="float" office:value="0.0788464396591585">
            <text:p>0.0788464397</text:p>
          </table:table-cell>
          <table:table-cell office:value-type="float" office:value="1.23059927624133">
            <text:p>1.2305992762</text:p>
          </table:table-cell>
          <table:table-cell office:value-type="float" office:value="1.04480195163803">
            <text:p>1.0448019516</text:p>
          </table:table-cell>
          <table:table-cell office:value-type="float" office:value="1.28814739045903">
            <text:p>1.2881473905</text:p>
          </table:table-cell>
          <table:table-cell office:value-type="float" office:value="11.2383006847881">
            <text:p>11.2383006848</text:p>
          </table:table-cell>
          <table:table-cell office:value-type="float" office:value="0">
            <text:p>0</text:p>
          </table:table-cell>
          <table:table-cell office:value-type="float" office:value="9.13329340217157">
            <text:p>9.133293402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4">
            <text:p>4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11808">
            <text:p>11808</text:p>
          </table:table-cell>
          <table:table-cell office:value-type="float" office:value="26642">
            <text:p>26642</text:p>
          </table:table-cell>
          <table:table-cell office:value-type="float" office:value="58189">
            <text:p>58189</text:p>
          </table:table-cell>
          <table:table-cell office:value-type="float" office:value="916">
            <text:p>916</text:p>
          </table:table-cell>
          <table:table-cell office:value-type="float" office:value="529.5">
            <text:p>529.5</text:p>
          </table:table-cell>
          <table:table-cell office:value-type="float" office:value="5620.57142857143">
            <text:p>5620.5714285714</text:p>
          </table:table-cell>
          <table:table-cell office:value-type="float" office:value="0.0775745257452575">
            <text:p>0.0775745257</text:p>
          </table:table-cell>
          <table:table-cell office:value-type="float" office:value="0.0198746340364837">
            <text:p>0.019874634</text:p>
          </table:table-cell>
          <table:table-cell office:value-type="float" office:value="0.0965916483969724">
            <text:p>0.0965916484</text:p>
          </table:table-cell>
          <table:table-cell office:value-type="float" office:value="1.28330574191582">
            <text:p>1.2833057419</text:p>
          </table:table-cell>
          <table:table-cell office:value-type="float" office:value="1.07033542124074">
            <text:p>1.0703354212</text:p>
          </table:table-cell>
          <table:table-cell office:value-type="float" office:value="1.35635746460789">
            <text:p>1.3563574646</text:p>
          </table:table-cell>
          <table:table-cell office:value-type="float" office:value="9.27750067428866">
            <text:p>9.2775006743</text:p>
          </table:table-cell>
          <table:table-cell office:value-type="float" office:value="0">
            <text:p>0</text:p>
          </table:table-cell>
          <table:table-cell office:value-type="float" office:value="7.51730532877919">
            <text:p>7.517305328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2064">
            <text:p>12064</text:p>
          </table:table-cell>
          <table:table-cell office:value-type="float" office:value="27219">
            <text:p>27219</text:p>
          </table:table-cell>
          <table:table-cell office:value-type="float" office:value="63867">
            <text:p>63867</text:p>
          </table:table-cell>
          <table:table-cell table:number-columns-repeated="2" office:value-type="float" office:value="0">
            <text:p>0</text:p>
          </table:table-cell>
          <table:table-cell office:value-type="float" office:value="6671">
            <text:p>6671</text:p>
          </table:table-cell>
          <table:table-cell table:number-columns-repeated="2" office:value-type="float" office:value="0">
            <text:p>0</text:p>
          </table:table-cell>
          <table:table-cell office:value-type="float" office:value="0.104451438144895">
            <text:p>0.1044514381</text:p>
          </table:table-cell>
          <table:table-cell table:number-columns-repeated="2" office:value-type="float" office:value="1.08">
            <text:p>1.08</text:p>
          </table:table-cell>
          <table:table-cell office:value-type="float" office:value="1.38696383525098">
            <text:p>1.38696383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7690712460909">
            <text:p>6.976907124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2325">
            <text:p>12325</text:p>
          </table:table-cell>
          <table:table-cell office:value-type="float" office:value="30256">
            <text:p>30256</text:p>
          </table:table-cell>
          <table:table-cell office:value-type="float" office:value="72292">
            <text:p>72292</text:p>
          </table:table-cell>
          <table:table-cell office:value-type="float" office:value="0">
            <text:p>0</text:p>
          </table:table-cell>
          <table:table-cell office:value-type="float" office:value="3267.8">
            <text:p>3267.8</text:p>
          </table:table-cell>
          <table:table-cell office:value-type="float" office:value="7807.4">
            <text:p>7807.4</text:p>
          </table:table-cell>
          <table:table-cell office:value-type="float" office:value="0">
            <text:p>0</text:p>
          </table:table-cell>
          <table:table-cell office:value-type="float" office:value="0.108005023796933">
            <text:p>0.1080050238</text:p>
          </table:table-cell>
          <table:table-cell office:value-type="float" office:value="0.107998118740663">
            <text:p>0.1079981187</text:p>
          </table:table-cell>
          <table:table-cell office:value-type="float" office:value="1.08">
            <text:p>1.08</text:p>
          </table:table-cell>
          <table:table-cell office:value-type="float" office:value="1.4008811502134">
            <text:p>1.4008811502</text:p>
          </table:table-cell>
          <table:table-cell office:value-type="float" office:value="1.4008540591493">
            <text:p>1.4008540591</text:p>
          </table:table-cell>
          <table:table-cell office:value-type="float" office:value="0">
            <text:p>0</text:p>
          </table:table-cell>
          <table:table-cell office:value-type="float" office:value="6.75838138422741">
            <text:p>6.7583813842</text:p>
          </table:table-cell>
          <table:table-cell office:value-type="float" office:value="6.75879207331815">
            <text:p>6.758792073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12592">
            <text:p>12592</text:p>
          </table:table-cell>
          <table:table-cell office:value-type="float" office:value="33265">
            <text:p>33265</text:p>
          </table:table-cell>
          <table:table-cell office:value-type="float" office:value="85162">
            <text:p>85162</text:p>
          </table:table-cell>
          <table:table-cell office:value-type="float" office:value="0">
            <text:p>0</text:p>
          </table:table-cell>
          <table:table-cell office:value-type="float" office:value="2402.75">
            <text:p>2402.75</text:p>
          </table:table-cell>
          <table:table-cell office:value-type="float" office:value="6151.5">
            <text:p>6151.5</text:p>
          </table:table-cell>
          <table:table-cell office:value-type="float" office:value="0">
            <text:p>0</text:p>
          </table:table-cell>
          <table:table-cell office:value-type="float" office:value="0.0722305726739817">
            <text:p>0.0722305727</text:p>
          </table:table-cell>
          <table:table-cell office:value-type="float" office:value="0.0722329207862662">
            <text:p>0.0722329208</text:p>
          </table:table-cell>
          <table:table-cell office:value-type="float" office:value="1.08">
            <text:p>1.08</text:p>
          </table:table-cell>
          <table:table-cell office:value-type="float" office:value="1.26303282539141">
            <text:p>1.2630328254</text:p>
          </table:table-cell>
          <table:table-cell office:value-type="float" office:value="1.26304170864875">
            <text:p>1.2630417086</text:p>
          </table:table-cell>
          <table:table-cell office:value-type="float" office:value="0">
            <text:p>0</text:p>
          </table:table-cell>
          <table:table-cell office:value-type="float" office:value="9.93885847001783">
            <text:p>9.93885847</text:p>
          </table:table-cell>
          <table:table-cell office:value-type="float" office:value="9.93854639132845">
            <text:p>9.938546391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5">
            <text:p>5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12865">
            <text:p>12865</text:p>
          </table:table-cell>
          <table:table-cell office:value-type="float" office:value="35295">
            <text:p>35295</text:p>
          </table:table-cell>
          <table:table-cell office:value-type="float" office:value="93639">
            <text:p>93639</text:p>
          </table:table-cell>
          <table:table-cell table:number-columns-repeated="6" office:value-type="float" office:value="0">
            <text:p>0</text:p>
          </table:table-cell>
          <table:table-cell office:value-type="float" office:value="1.08">
            <text:p>1.08</text:p>
          </table:table-cell>
          <table:table-cell office:value-type="float" office:value="1.31">
            <text:p>1.31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13143">
            <text:p>13143</text:p>
          </table:table-cell>
          <table:table-cell office:value-type="float" office:value="36673">
            <text:p>36673</text:p>
          </table:table-cell>
          <table:table-cell office:value-type="float" office:value="102960">
            <text:p>102960</text:p>
          </table:table-cell>
          <table:table-cell table:number-columns-repeated="6" office:value-type="float" office:value="0">
            <text:p>0</text:p>
          </table:table-cell>
          <table:table-cell office:value-type="float" office:value="1.08">
            <text:p>1.08</text:p>
          </table:table-cell>
          <table:table-cell office:value-type="float" office:value="1.17">
            <text:p>1.17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6.5">
            <text:p>146.5</text:p>
          </table:table-cell>
          <table:table-cell office:value-type="float" office:value="8919.75">
            <text:p>8919.75</text:p>
          </table:table-cell>
          <table:table-cell office:value-type="float" office:value="37105.25">
            <text:p>37105.25</text:p>
          </table:table-cell>
          <table:table-cell office:value-type="float" office:value="24.015">
            <text:p>24.015</text:p>
          </table:table-cell>
          <table:table-cell table:number-columns-repeated="3" office:value-type="float" office:value="5">
            <text:p>5</text:p>
          </table:table-cell>
          <table:table-cell office:value-type="float" office:value="684">
            <text:p>684</text:p>
          </table:table-cell>
          <table:table-cell office:value-type="float" office:value="991">
            <text:p>991</text:p>
          </table:table-cell>
          <table:table-cell office:value-type="float" office:value="1478">
            <text:p>1478</text:p>
          </table:table-cell>
          <table:table-cell office:value-type="float" office:value="13428">
            <text:p>13428</text:p>
          </table:table-cell>
          <table:table-cell office:value-type="float" office:value="39079">
            <text:p>39079</text:p>
          </table:table-cell>
          <table:table-cell office:value-type="float" office:value="113209">
            <text:p>113209</text:p>
          </table:table-cell>
          <table:table-cell table:number-columns-repeated="6" office:value-type="float" office:value="0">
            <text:p>0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2">
            <text:p>152</text:p>
          </table:table-cell>
          <table:table-cell office:value-type="float" office:value="8987">
            <text:p>8987</text:p>
          </table:table-cell>
          <table:table-cell office:value-type="float" office:value="37208.3333333333">
            <text:p>37208.3333333333</text:p>
          </table:table-cell>
          <table:table-cell office:value-type="float" office:value="23.8566666666667">
            <text:p>23.85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51">
            <text:p>651</text:p>
          </table:table-cell>
          <table:table-cell office:value-type="float" office:value="1456">
            <text:p>1456</text:p>
          </table:table-cell>
          <table:table-cell office:value-type="float" office:value="13719">
            <text:p>13719</text:p>
          </table:table-cell>
          <table:table-cell office:value-type="float" office:value="41812">
            <text:p>41812</text:p>
          </table:table-cell>
          <table:table-cell office:value-type="float" office:value="124478">
            <text:p>124478</text:p>
          </table:table-cell>
          <table:table-cell table:number-columns-repeated="6" office:value-type="float" office:value="0">
            <text:p>0</text:p>
          </table:table-cell>
          <table:table-cell office:value-type="float" office:value="1.08">
            <text:p>1.08</text:p>
          </table:table-cell>
          <table:table-cell office:value-type="float" office:value="1.33">
            <text:p>1.33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1.08">
            <text:p>1.08</text:p>
          </table:table-cell>
          <table:table-cell office:value-type="float" office:value="1.33">
            <text:p>1.33</text:p>
          </table:table-cell>
          <table:table-cell office:value-type="float" office:value="1.35">
            <text:p>1.35</text:p>
          </table:table-cell>
          <table:table-cell office:value-type="float" office:value="33">
            <text:p>33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.1">
            <text:p>20.1</text:p>
          </table:table-cell>
          <table:table-cell office:value-type="float" office:value="34.3">
            <text:p>34.3</text:p>
          </table:table-cell>
          <table:table-cell office:value-type="float" office:value="46.1">
            <text:p>46.1</text:p>
          </table:table-cell>
          <table:table-cell office:value-type="float" office:value="19971">
            <text:p>19971</text:p>
          </table:table-cell>
          <table:table-cell office:value-type="float" office:value="20432">
            <text:p>20432</text:p>
          </table:table-cell>
          <table:table-cell office:value-type="float" office:value="27056">
            <text:p>270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8:26.70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146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8cm" svg:y="1.314cm" svg:width="31.81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51">
                <text:p>7951</text:p>
              </table:table-cell>
              <table:table-cell office:value-type="float" office:value="10332">
                <text:p>10332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288">
                <text:p>11288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484">
                <text:p>10484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627">
                <text:p>7627</text:p>
              </table:table-cell>
              <table:table-cell office:value-type="float" office:value="9821">
                <text:p>9821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318">
                <text:p>7318</text:p>
              </table:table-cell>
              <table:table-cell office:value-type="float" office:value="10215">
                <text:p>10215</text:p>
              </table:table-cell>
              <table:table-cell office:value-type="float" office:value="13972">
                <text:p>1397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510">
                <text:p>7510</text:p>
              </table:table-cell>
              <table:table-cell office:value-type="float" office:value="10026">
                <text:p>10026</text:p>
              </table:table-cell>
              <table:table-cell office:value-type="float" office:value="15147">
                <text:p>1514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610">
                <text:p>7610</text:p>
              </table:table-cell>
              <table:table-cell office:value-type="float" office:value="9698">
                <text:p>9698</text:p>
              </table:table-cell>
              <table:table-cell office:value-type="float" office:value="14279">
                <text:p>1427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692">
                <text:p>7692</text:p>
              </table:table-cell>
              <table:table-cell office:value-type="float" office:value="9962">
                <text:p>9962</text:p>
              </table:table-cell>
              <table:table-cell office:value-type="float" office:value="14718">
                <text:p>1471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420">
                <text:p>7420</text:p>
              </table:table-cell>
              <table:table-cell office:value-type="float" office:value="10440">
                <text:p>10440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510">
                <text:p>7510</text:p>
              </table:table-cell>
              <table:table-cell office:value-type="float" office:value="11249">
                <text:p>11249</text:p>
              </table:table-cell>
              <table:table-cell office:value-type="float" office:value="15533">
                <text:p>1553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618">
                <text:p>7618</text:p>
              </table:table-cell>
              <table:table-cell office:value-type="float" office:value="10423">
                <text:p>10423</text:p>
              </table:table-cell>
              <table:table-cell office:value-type="float" office:value="15043">
                <text:p>1504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655">
                <text:p>7655</text:p>
              </table:table-cell>
              <table:table-cell office:value-type="float" office:value="10738">
                <text:p>10738</text:p>
              </table:table-cell>
              <table:table-cell office:value-type="float" office:value="15460">
                <text:p>1546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10">
                <text:p>7510</text:p>
              </table:table-cell>
              <table:table-cell office:value-type="float" office:value="11312">
                <text:p>11312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485">
                <text:p>7485</text:p>
              </table:table-cell>
              <table:table-cell office:value-type="float" office:value="11443">
                <text:p>11443</text:p>
              </table:table-cell>
              <table:table-cell office:value-type="float" office:value="15730">
                <text:p>1573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6">
                <text:p>7596</text:p>
              </table:table-cell>
              <table:table-cell office:value-type="float" office:value="11168">
                <text:p>11168</text:p>
              </table:table-cell>
              <table:table-cell office:value-type="float" office:value="17176">
                <text:p>171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222">
                <text:p>8222</text:p>
              </table:table-cell>
              <table:table-cell office:value-type="float" office:value="11328">
                <text:p>11328</text:p>
              </table:table-cell>
              <table:table-cell office:value-type="float" office:value="18044">
                <text:p>1804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835">
                <text:p>8835</text:p>
              </table:table-cell>
              <table:table-cell office:value-type="float" office:value="11891">
                <text:p>11891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901">
                <text:p>8901</text:p>
              </table:table-cell>
              <table:table-cell office:value-type="float" office:value="11422">
                <text:p>11422</text:p>
              </table:table-cell>
              <table:table-cell office:value-type="float" office:value="15730">
                <text:p>1573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338">
                <text:p>8338</text:p>
              </table:table-cell>
              <table:table-cell office:value-type="float" office:value="11178">
                <text:p>11178</text:p>
              </table:table-cell>
              <table:table-cell office:value-type="float" office:value="16836">
                <text:p>1683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390">
                <text:p>8390</text:p>
              </table:table-cell>
              <table:table-cell office:value-type="float" office:value="11152">
                <text:p>11152</text:p>
              </table:table-cell>
              <table:table-cell office:value-type="float" office:value="17873">
                <text:p>1787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65">
                <text:p>8565</text:p>
              </table:table-cell>
              <table:table-cell office:value-type="float" office:value="11487">
                <text:p>11487</text:p>
              </table:table-cell>
              <table:table-cell office:value-type="float" office:value="17286">
                <text:p>1728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235">
                <text:p>8235</text:p>
              </table:table-cell>
              <table:table-cell office:value-type="float" office:value="11362">
                <text:p>11362</text:p>
              </table:table-cell>
              <table:table-cell office:value-type="float" office:value="16955">
                <text:p>1695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220">
                <text:p>8220</text:p>
              </table:table-cell>
              <table:table-cell office:value-type="float" office:value="11932">
                <text:p>11932</text:p>
              </table:table-cell>
              <table:table-cell office:value-type="float" office:value="19313">
                <text:p>193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36">
                <text:p>8236</text:p>
              </table:table-cell>
              <table:table-cell office:value-type="float" office:value="12758">
                <text:p>12758</text:p>
              </table:table-cell>
              <table:table-cell office:value-type="float" office:value="18246">
                <text:p>1824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386">
                <text:p>8386</text:p>
              </table:table-cell>
              <table:table-cell office:value-type="float" office:value="11836">
                <text:p>11836</text:p>
              </table:table-cell>
              <table:table-cell office:value-type="float" office:value="16923">
                <text:p>1692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235">
                <text:p>8235</text:p>
              </table:table-cell>
              <table:table-cell office:value-type="float" office:value="11562">
                <text:p>11562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074">
                <text:p>8074</text:p>
              </table:table-cell>
              <table:table-cell office:value-type="float" office:value="11490">
                <text:p>11490</text:p>
              </table:table-cell>
              <table:table-cell office:value-type="float" office:value="18878">
                <text:p>188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11">
                <text:p>8011</text:p>
              </table:table-cell>
              <table:table-cell office:value-type="float" office:value="11989">
                <text:p>11989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310">
                <text:p>8310</text:p>
              </table:table-cell>
              <table:table-cell office:value-type="float" office:value="11440">
                <text:p>11440</text:p>
              </table:table-cell>
              <table:table-cell office:value-type="float" office:value="19134">
                <text:p>1913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2570">
                <text:p>12570</text:p>
              </table:table-cell>
              <table:table-cell office:value-type="float" office:value="22075">
                <text:p>2207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34">
                <text:p>8534</text:p>
              </table:table-cell>
              <table:table-cell office:value-type="float" office:value="13322">
                <text:p>13322</text:p>
              </table:table-cell>
              <table:table-cell office:value-type="float" office:value="20513">
                <text:p>2051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036">
                <text:p>9036</text:p>
              </table:table-cell>
              <table:table-cell office:value-type="float" office:value="12526">
                <text:p>12526</text:p>
              </table:table-cell>
              <table:table-cell office:value-type="float" office:value="19922">
                <text:p>1992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3746">
                <text:p>13746</text:p>
              </table:table-cell>
              <table:table-cell office:value-type="float" office:value="20285">
                <text:p>2028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44">
                <text:p>8644</text:p>
              </table:table-cell>
              <table:table-cell office:value-type="float" office:value="14669">
                <text:p>14669</text:p>
              </table:table-cell>
              <table:table-cell office:value-type="float" office:value="21094">
                <text:p>2109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83">
                <text:p>8383</text:p>
              </table:table-cell>
              <table:table-cell office:value-type="float" office:value="14271">
                <text:p>14271</text:p>
              </table:table-cell>
              <table:table-cell office:value-type="float" office:value="22768">
                <text:p>2276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854">
                <text:p>14854</text:p>
              </table:table-cell>
              <table:table-cell office:value-type="float" office:value="25960">
                <text:p>2596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6354">
                <text:p>16354</text:p>
              </table:table-cell>
              <table:table-cell office:value-type="float" office:value="28197">
                <text:p>2819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35">
                <text:p>11335</text:p>
              </table:table-cell>
              <table:table-cell office:value-type="float" office:value="15838">
                <text:p>15838</text:p>
              </table:table-cell>
              <table:table-cell office:value-type="float" office:value="27017">
                <text:p>270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90">
                <text:p>11090</text:p>
              </table:table-cell>
              <table:table-cell office:value-type="float" office:value="16028">
                <text:p>16028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878">
                <text:p>17878</text:p>
              </table:table-cell>
              <table:table-cell office:value-type="float" office:value="26951">
                <text:p>2695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889">
                <text:p>10889</text:p>
              </table:table-cell>
              <table:table-cell office:value-type="float" office:value="19000">
                <text:p>19000</text:p>
              </table:table-cell>
              <table:table-cell office:value-type="float" office:value="28381">
                <text:p>2838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04">
                <text:p>11104</text:p>
              </table:table-cell>
              <table:table-cell office:value-type="float" office:value="18732">
                <text:p>18732</text:p>
              </table:table-cell>
              <table:table-cell office:value-type="float" office:value="29777">
                <text:p>2977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994">
                <text:p>18994</text:p>
              </table:table-cell>
              <table:table-cell office:value-type="float" office:value="30709">
                <text:p>3070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82">
                <text:p>13482</text:p>
              </table:table-cell>
              <table:table-cell office:value-type="float" office:value="19182">
                <text:p>19182</text:p>
              </table:table-cell>
              <table:table-cell office:value-type="float" office:value="33134">
                <text:p>3313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5065">
                <text:p>15065</text:p>
              </table:table-cell>
              <table:table-cell office:value-type="float" office:value="19985">
                <text:p>19985</text:p>
              </table:table-cell>
              <table:table-cell office:value-type="float" office:value="32862">
                <text:p>32862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20738">
                <text:p>20738</text:p>
              </table:table-cell>
              <table:table-cell office:value-type="float" office:value="31158">
                <text:p>3115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4000">
                <text:p>14000</text:p>
              </table:table-cell>
              <table:table-cell office:value-type="float" office:value="19369">
                <text:p>19369</text:p>
              </table:table-cell>
              <table:table-cell office:value-type="float" office:value="29597">
                <text:p>2959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372">
                <text:p>13372</text:p>
              </table:table-cell>
              <table:table-cell office:value-type="float" office:value="18740">
                <text:p>18740</text:p>
              </table:table-cell>
              <table:table-cell office:value-type="float" office:value="31874">
                <text:p>3187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2220">
                <text:p>12220</text:p>
              </table:table-cell>
              <table:table-cell office:value-type="float" office:value="19598">
                <text:p>19598</text:p>
              </table:table-cell>
              <table:table-cell office:value-type="float" office:value="31847">
                <text:p>3184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2350">
                <text:p>12350</text:p>
              </table:table-cell>
              <table:table-cell office:value-type="float" office:value="20110">
                <text:p>20110</text:p>
              </table:table-cell>
              <table:table-cell office:value-type="float" office:value="30152">
                <text:p>3015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554">
                <text:p>18554</text:p>
              </table:table-cell>
              <table:table-cell office:value-type="float" office:value="28805">
                <text:p>2880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216">
                <text:p>13216</text:p>
              </table:table-cell>
              <table:table-cell office:value-type="float" office:value="19371">
                <text:p>19371</text:p>
              </table:table-cell>
              <table:table-cell office:value-type="float" office:value="30827">
                <text:p>3082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1115">
                <text:p>11115</text:p>
              </table:table-cell>
              <table:table-cell office:value-type="float" office:value="19305">
                <text:p>19305</text:p>
              </table:table-cell>
              <table:table-cell office:value-type="float" office:value="30758">
                <text:p>3075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1704">
                <text:p>11704</text:p>
              </table:table-cell>
              <table:table-cell office:value-type="float" office:value="19800">
                <text:p>19800</text:p>
              </table:table-cell>
              <table:table-cell office:value-type="float" office:value="29171">
                <text:p>2917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647">
                <text:p>11647</text:p>
              </table:table-cell>
              <table:table-cell office:value-type="float" office:value="18258">
                <text:p>18258</text:p>
              </table:table-cell>
              <table:table-cell office:value-type="float" office:value="30120">
                <text:p>30120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312">
                <text:p>12312</text:p>
              </table:table-cell>
              <table:table-cell office:value-type="float" office:value="19399">
                <text:p>19399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1115">
                <text:p>11115</text:p>
              </table:table-cell>
              <table:table-cell office:value-type="float" office:value="18850">
                <text:p>18850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0784">
                <text:p>10784</text:p>
              </table:table-cell>
              <table:table-cell office:value-type="float" office:value="19740">
                <text:p>19740</text:p>
              </table:table-cell>
              <table:table-cell office:value-type="float" office:value="36960">
                <text:p>3696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1616">
                <text:p>11616</text:p>
              </table:table-cell>
              <table:table-cell office:value-type="float" office:value="20420">
                <text:p>20420</text:p>
              </table:table-cell>
              <table:table-cell office:value-type="float" office:value="38675">
                <text:p>3867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2312">
                <text:p>12312</text:p>
              </table:table-cell>
              <table:table-cell office:value-type="float" office:value="21384">
                <text:p>21384</text:p>
              </table:table-cell>
              <table:table-cell office:value-type="float" office:value="38880">
                <text:p>3888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1952">
                <text:p>11952</text:p>
              </table:table-cell>
              <table:table-cell office:value-type="float" office:value="22525">
                <text:p>22525</text:p>
              </table:table-cell>
              <table:table-cell office:value-type="float" office:value="41880">
                <text:p>4188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0992">
                <text:p>10992</text:p>
              </table:table-cell>
              <table:table-cell office:value-type="float" office:value="22225">
                <text:p>22225</text:p>
              </table:table-cell>
              <table:table-cell office:value-type="float" office:value="40440">
                <text:p>40440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1904">
                <text:p>11904</text:p>
              </table:table-cell>
              <table:table-cell office:value-type="float" office:value="23800">
                <text:p>23800</text:p>
              </table:table-cell>
              <table:table-cell office:value-type="float" office:value="43560">
                <text:p>4356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1264">
                <text:p>11264</text:p>
              </table:table-cell>
              <table:table-cell office:value-type="float" office:value="24650">
                <text:p>24650</text:p>
              </table:table-cell>
              <table:table-cell office:value-type="float" office:value="46560">
                <text:p>4656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0032">
                <text:p>10032</text:p>
              </table:table-cell>
              <table:table-cell office:value-type="float" office:value="22975">
                <text:p>22975</text:p>
              </table:table-cell>
              <table:table-cell office:value-type="float" office:value="44820">
                <text:p>4482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1792">
                <text:p>11792</text:p>
              </table:table-cell>
              <table:table-cell office:value-type="float" office:value="23700">
                <text:p>23700</text:p>
              </table:table-cell>
              <table:table-cell office:value-type="float" office:value="47190">
                <text:p>47190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0944">
                <text:p>10944</text:p>
              </table:table-cell>
              <table:table-cell office:value-type="float" office:value="24775">
                <text:p>24775</text:p>
              </table:table-cell>
              <table:table-cell office:value-type="float" office:value="50440">
                <text:p>50440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0416">
                <text:p>10416</text:p>
              </table:table-cell>
              <table:table-cell office:value-type="float" office:value="23904">
                <text:p>23904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0028">
                <text:p>10028</text:p>
              </table:table-cell>
              <table:table-cell office:value-type="float" office:value="22627">
                <text:p>22627</text:p>
              </table:table-cell>
              <table:table-cell office:value-type="float" office:value="46580">
                <text:p>4658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1027">
                <text:p>11027</text:p>
              </table:table-cell>
              <table:table-cell office:value-type="float" office:value="24735">
                <text:p>24735</text:p>
              </table:table-cell>
              <table:table-cell office:value-type="float" office:value="49470">
                <text:p>4947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0869">
                <text:p>10869</text:p>
              </table:table-cell>
              <table:table-cell office:value-type="float" office:value="24480">
                <text:p>24480</text:p>
              </table:table-cell>
              <table:table-cell office:value-type="float" office:value="48960">
                <text:p>4896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0282">
                <text:p>10282</text:p>
              </table:table-cell>
              <table:table-cell office:value-type="float" office:value="23199">
                <text:p>23199</text:p>
              </table:table-cell>
              <table:table-cell office:value-type="float" office:value="47090">
                <text:p>4709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9360">
                <text:p>9360</text:p>
              </table:table-cell>
              <table:table-cell office:value-type="float" office:value="23584">
                <text:p>23584</text:p>
              </table:table-cell>
              <table:table-cell office:value-type="float" office:value="51510">
                <text:p>5151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2288">
                <text:p>12288</text:p>
              </table:table-cell>
              <table:table-cell office:value-type="float" office:value="27726">
                <text:p>27726</text:p>
              </table:table-cell>
              <table:table-cell office:value-type="float" office:value="60556">
                <text:p>6055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1808">
                <text:p>11808</text:p>
              </table:table-cell>
              <table:table-cell office:value-type="float" office:value="26642">
                <text:p>26642</text:p>
              </table:table-cell>
              <table:table-cell office:value-type="float" office:value="58189">
                <text:p>58189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2064">
                <text:p>12064</text:p>
              </table:table-cell>
              <table:table-cell office:value-type="float" office:value="27219">
                <text:p>27219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2325">
                <text:p>12325</text:p>
              </table:table-cell>
              <table:table-cell office:value-type="float" office:value="30256">
                <text:p>30256</text:p>
              </table:table-cell>
              <table:table-cell office:value-type="float" office:value="72292">
                <text:p>7229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2592">
                <text:p>12592</text:p>
              </table:table-cell>
              <table:table-cell office:value-type="float" office:value="33265">
                <text:p>33265</text:p>
              </table:table-cell>
              <table:table-cell office:value-type="float" office:value="85162">
                <text:p>8516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2865">
                <text:p>12865</text:p>
              </table:table-cell>
              <table:table-cell office:value-type="float" office:value="35295">
                <text:p>35295</text:p>
              </table:table-cell>
              <table:table-cell office:value-type="float" office:value="93639">
                <text:p>93639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3143">
                <text:p>13143</text:p>
              </table:table-cell>
              <table:table-cell office:value-type="float" office:value="36673">
                <text:p>36673</text:p>
              </table:table-cell>
              <table:table-cell office:value-type="float" office:value="102960">
                <text:p>102960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3428">
                <text:p>13428</text:p>
              </table:table-cell>
              <table:table-cell office:value-type="float" office:value="39079">
                <text:p>39079</text:p>
              </table:table-cell>
              <table:table-cell office:value-type="float" office:value="113209">
                <text:p>11320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3719">
                <text:p>13719</text:p>
              </table:table-cell>
              <table:table-cell office:value-type="float" office:value="41812">
                <text:p>41812</text:p>
              </table:table-cell>
              <table:table-cell office:value-type="float" office:value="124478">
                <text:p>124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99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8919.75">
                <text:p>8919.7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9cm" svg:y="1.404cm" svg:width="31.71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015">
                <text:p>24.01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.8566666666667">
                <text:p>23.85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7cm" svg:y="1.352cm" svg:width="32.17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9789017270626">
                <text:p>0.9397890172706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4214726729754">
                <text:p>0.96421472672975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70759552225609">
                <text:p>0.97075955222560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5746412753774">
                <text:p>0.99574641275377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4396139217002">
                <text:p>1.0439613921700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3558732000128">
                <text:p>0.97355873200012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561231528377">
                <text:p>0.97856123152837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15549692192138">
                <text:p>0.91554969219213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830790290219">
                <text:p>1.0383079029021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3754340277778">
                <text:p>0.96375434027777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86882036198972">
                <text:p>0.98688203619897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0579784662181">
                <text:p>1.0057978466218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505619368202">
                <text:p>1.0450561936820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3179689893301">
                <text:p>1.0317968989330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7293931829062">
                <text:p>1.0729393182906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1778263346822">
                <text:p>1.1177826334682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493162147419">
                <text:p>1.0849316214741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801051335965">
                <text:p>1.080105133596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9280728115611">
                <text:p>0.9928072811561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668972220105">
                <text:p>1.0866897222010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500069457676">
                <text:p>1.0850006945767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167621127707">
                <text:p>1.0116762112770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1722066148798">
                <text:p>1.0172206614879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252043753159">
                <text:p>0.98325204375315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905988400664">
                <text:p>1.0390598840066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87015933997595">
                <text:p>0.98701593399759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98411146204659">
                <text:p>0.99841114620465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37075501079">
                <text:p>1.03707550107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069288938947">
                <text:p>1.0306928893894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164510520074">
                <text:p>1.1016451052007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731085782783">
                <text:p>1.1073108578278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67113492573">
                <text:p>1.0156711349257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26736193045">
                <text:p>1.0382673619304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08136677709">
                <text:p>1.100813667770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997789991367">
                <text:p>1.1299778999136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489593476853">
                <text:p>1.0348959347685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792886792109">
                <text:p>1.1279288679210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165994947881">
                <text:p>1.1316599494788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992932347003">
                <text:p>1.1399293234700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575662653099">
                <text:p>1.1257566265309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751284097864">
                <text:p>1.1175128409786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351903526489">
                <text:p>1.1935190352648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047135692467">
                <text:p>1.1404713569246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788672318446">
                <text:p>1.1278867231844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752600457339">
                <text:p>1.1075260045733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039010431203">
                <text:p>1.0703901043120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969308046775">
                <text:p>1.0596930804677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876177571552615">
                <text:p>0.87617757155261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0494025507307">
                <text:p>1.1049402550730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6762033479381">
                <text:p>1.0676203347938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50968424016">
                <text:p>1.05096842401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0.882328877114738">
                <text:p>0.88232887711473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662453909362">
                <text:p>1.1766245390936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751647600263">
                <text:p>1.175164760026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0.869009522044944">
                <text:p>0.86900952204494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0.941350592264952">
                <text:p>0.94135059226495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043231523415">
                <text:p>1.1504323152341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836063463418796">
                <text:p>0.83606346341879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9876782480761">
                <text:p>1.1987678248076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5043231523415">
                <text:p>1.1504323152341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2459230115693">
                <text:p>1.1245923011569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1971763708101">
                <text:p>1.11971763708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7771467542935">
                <text:p>1.077714675429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0178971128893">
                <text:p>1.1017897112889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0.978333747130208">
                <text:p>0.97833374713020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57016292986534">
                <text:p>0.95701629298653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904810705193">
                <text:p>1.0690481070519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84569064490607">
                <text:p>0.98456906449060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958693664663115">
                <text:p>0.95869366466311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64300608896319">
                <text:p>0.96430060889631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4695407618002">
                <text:p>1.04695407618002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1644931640625">
                <text:p>1.0164493164062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9847530758267">
                <text:p>1.09847530758267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99109692667015">
                <text:p>0.99910969266701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4480195163803">
                <text:p>1.04480195163803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7033542124074">
                <text:p>1.0703354212407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4008811502134">
                <text:p>1.400881150213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26303282539141">
                <text:p>1.26303282539141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885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7105.25">
                <text:p>37105.2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37208.3333333333">
                <text:p>3720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